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5AA6D0000093A0000068F9250ACEE.svg" manifest:media-type="image/svg+xml"/>
  <manifest:file-entry manifest:full-path="Pictures/10000001000001AF000001E7F2A512D0.png" manifest:media-type="image/png"/>
  <manifest:file-entry manifest:full-path="Pictures/10000001000000590000003F9FD268D0.png" manifest:media-type="image/png"/>
  <manifest:file-entry manifest:full-path="Pictures/1000000100000012000000125162FE12.png" manifest:media-type="image/png"/>
  <manifest:file-entry manifest:full-path="Pictures/1003E633000001D9000001D956E04AB9.svg" manifest:media-type="image/svg+xml"/>
  <manifest:file-entry manifest:full-path="Pictures/10000000000001870000010D5041C478.png" manifest:media-type="image/png"/>
  <manifest:file-entry manifest:full-path="Pictures/100088BA00000F78000001F0385CC07F.svg" manifest:media-type="image/svg+xml"/>
  <manifest:file-entry manifest:full-path="Pictures/1000000100000096000000137B06327D.png" manifest:media-type="image/png"/>
  <manifest:file-entry manifest:full-path="Pictures/10000000000000F4000000E9956F6F6A.png" manifest:media-type="image/png"/>
  <manifest:file-entry manifest:full-path="Pictures/1008F865000045F2000032500A5C131D.svg" manifest:media-type="image/svg+xml"/>
  <manifest:file-entry manifest:full-path="Pictures/100987A500002C800000325DD9F9FD5F.svg" manifest:media-type="image/svg+xml"/>
  <manifest:file-entry manifest:full-path="Pictures/10000000000000B40000001C17BADE73.png" manifest:media-type="image/png"/>
  <manifest:file-entry manifest:full-path="Pictures/1006D911000013D8000032326DEECB71.svg" manifest:media-type="image/svg+xml"/>
  <manifest:file-entry manifest:full-path="Pictures/10000001000000C0000001E62BA03916.png" manifest:media-type="image/png"/>
  <manifest:file-entry manifest:full-path="Pictures/10000001000002A5000001E7326297C3.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2" style:family="table">
      <style:table-properties style:width="11.208cm" table:align="center"/>
    </style:style>
    <style:style style:name="Table2.A" style:family="table-column">
      <style:table-column-properties style:column-width="5.593cm"/>
    </style:style>
    <style:style style:name="Table2.B" style:family="table-column">
      <style:table-column-properties style:column-width="5.614cm"/>
    </style:style>
    <style:style style:name="Table2.A1" style:family="table-cell">
      <style:table-cell-properties fo:padding="0cm" fo:border-left="0.05pt solid #000000" fo:border-right="none" fo:border-top="0.05pt solid #000000" fo:border-bottom="0.05pt solid #000000" style:writing-mode="page"/>
    </style:style>
    <style:style style:name="Table2.B1" style:family="table-cell">
      <style:table-cell-properties fo:padding="0cm" fo:border="0.05pt solid #000000" style:writing-mode="page"/>
    </style:style>
    <style:style style:name="Table2.A2" style:family="table-cell">
      <style:table-cell-properties fo:padding="0cm" fo:border-left="0.05pt solid #000000" fo:border-right="none" fo:border-top="none" fo:border-bottom="0.05pt solid #000000" style:writing-mode="page"/>
    </style:style>
    <style:style style:name="Table2.B2" style:family="table-cell">
      <style:table-cell-properties fo:padding="0cm" fo:border-left="0.05pt solid #000000" fo:border-right="0.05pt solid #000000" fo:border-top="none" fo:border-bottom="0.05pt solid #000000" style:writing-mode="page"/>
    </style:style>
    <style:style style:name="Table1" style:family="table">
      <style:table-properties style:width="16.591cm" table:align="center"/>
    </style:style>
    <style:style style:name="Table1.A" style:family="table-column">
      <style:table-column-properties style:column-width="1.706cm"/>
    </style:style>
    <style:style style:name="Table1.B" style:family="table-column">
      <style:table-column-properties style:column-width="6.944cm"/>
    </style:style>
    <style:style style:name="Table1.C" style:family="table-column">
      <style:table-column-properties style:column-width="2.866cm"/>
    </style:style>
    <style:style style:name="Table1.D" style:family="table-column">
      <style:table-column-properties style:column-width="2.538cm"/>
    </style:style>
    <style:style style:name="Table1.E" style:family="table-column">
      <style:table-column-properties style:column-width="2.536cm"/>
    </style:style>
    <style:style style:name="Table1.A1" style:family="table-cell">
      <style:table-cell-properties fo:padding="0cm" fo:border-left="0.05pt solid #000000" fo:border-right="none" fo:border-top="0.05pt solid #000000" fo:border-bottom="0.05pt solid #000000" style:writing-mode="page"/>
    </style:style>
    <style:style style:name="Table1.E1" style:family="table-cell">
      <style:table-cell-properties fo:padding="0cm" fo:border="0.05pt solid #000000" style:writing-mode="page"/>
    </style:style>
    <style:style style:name="Table1.A2" style:family="table-cell">
      <style:table-cell-properties fo:padding="0cm" fo:border-left="0.05pt solid #000000" fo:border-right="none" fo:border-top="none" fo:border-bottom="0.05pt solid #000000" style:writing-mode="page"/>
    </style:style>
    <style:style style:name="Table1.E2" style:family="table-cell">
      <style:table-cell-properties fo:padding="0cm" fo:border-left="0.05pt solid #000000" fo:border-right="0.05pt solid #000000" fo:border-top="none" fo:border-bottom="0.05pt solid #000000" style:writing-mode="page"/>
    </style:style>
    <style:style style:name="P1" style:family="paragraph" style:parent-style-name="Footer">
      <style:paragraph-properties fo:text-align="end" style:justify-single-word="false"/>
    </style:style>
    <style:style style:name="P2" style:family="paragraph" style:parent-style-name="Table_20_Contents">
      <style:paragraph-properties fo:text-align="start" style:justify-single-word="false"/>
    </style:style>
    <style:style style:name="P3" style:family="paragraph" style:parent-style-name="Table_20_Contents">
      <loext:graphic-properties draw:fill="solid" draw:fill-color="#dddddd" draw:opacity="100%"/>
      <style:paragraph-properties fo:text-align="start" style:justify-single-word="false" fo:background-color="#dddddd"/>
    </style:style>
    <style:style style:name="P4" style:family="paragraph" style:parent-style-name="Footnote">
      <style:text-properties officeooo:rsid="00105d8e" officeooo:paragraph-rsid="00105d8e"/>
    </style:style>
    <style:style style:name="P5" style:family="paragraph" style:parent-style-name="Table_20_Contents">
      <style:paragraph-properties fo:text-align="center" style:justify-single-word="false"/>
      <style:text-properties officeooo:rsid="00105d8e" officeooo:paragraph-rsid="00105d8e"/>
    </style:style>
    <style:style style:name="P6" style:family="paragraph" style:parent-style-name="Table_20_Contents">
      <loext:graphic-properties draw:fill="solid" draw:fill-color="#dddddd" draw:opacity="100%"/>
      <style:paragraph-properties fo:text-align="center" style:justify-single-word="false" fo:background-color="#dddddd"/>
      <style:text-properties officeooo:rsid="00105d8e" officeooo:paragraph-rsid="00105d8e"/>
    </style:style>
    <style:style style:name="P7" style:family="paragraph" style:parent-style-name="Fram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loext:graphic-properties draw:fill="solid" draw:fill-color="#dddddd" draw:opacity="100%"/>
      <style:paragraph-properties fo:text-align="center" style:justify-single-word="false" fo:background-color="#dddddd"/>
    </style:style>
    <style:style style:name="P10" style:family="paragraph" style:parent-style-name="Frame_20_contents">
      <style:text-properties officeooo:rsid="0014ee82" officeooo:paragraph-rsid="0014ee82"/>
    </style:style>
    <style:style style:name="P11" style:family="paragraph" style:parent-style-name="Text_20_body">
      <style:paragraph-properties fo:text-align="justify" style:justify-single-word="false"/>
      <style:text-properties officeooo:rsid="000ab3b9" officeooo:paragraph-rsid="000ab3b9"/>
    </style:style>
    <style:style style:name="P12" style:family="paragraph" style:parent-style-name="Table_20_Contents">
      <style:paragraph-properties fo:text-align="justify" style:justify-single-word="false"/>
    </style:style>
    <style:style style:name="P13" style:family="paragraph" style:parent-style-name="Table_20_Contents">
      <loext:graphic-properties draw:fill="solid" draw:fill-color="#dddddd" draw:opacity="100%"/>
      <style:paragraph-properties fo:text-align="justify" style:justify-single-word="false" fo:background-color="#dddddd"/>
    </style:style>
    <style:style style:name="P14" style:family="paragraph" style:parent-style-name="Text_20_body">
      <style:paragraph-properties fo:text-align="justify" style:justify-single-word="false"/>
    </style:style>
    <style:style style:name="P15" style:family="paragraph" style:parent-style-name="Text_20_body">
      <style:paragraph-properties fo:text-align="justify" style:justify-single-word="false"/>
      <style:text-properties officeooo:paragraph-rsid="00464343"/>
    </style:style>
    <style:style style:name="P16" style:family="paragraph" style:parent-style-name="Text_20_body">
      <style:text-properties officeooo:paragraph-rsid="0012d4af"/>
    </style:style>
    <style:style style:name="P17" style:family="paragraph" style:parent-style-name="Table_20_Contents">
      <style:paragraph-properties fo:text-align="center" style:justify-single-word="false"/>
      <style:text-properties officeooo:rsid="000c0435" officeooo:paragraph-rsid="000c0435"/>
    </style:style>
    <style:style style:name="P18" style:family="paragraph" style:parent-style-name="Table_20_Contents">
      <loext:graphic-properties draw:fill="solid" draw:fill-color="#dddddd" draw:opacity="100%"/>
      <style:paragraph-properties fo:text-align="center" style:justify-single-word="false" fo:background-color="#dddddd"/>
      <style:text-properties officeooo:rsid="000c0435" officeooo:paragraph-rsid="000c0435"/>
    </style:style>
    <style:style style:name="P19"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0c0435" officeooo:paragraph-rsid="000c0435" style:font-weight-asian="bold" style:font-weight-complex="bold"/>
    </style:style>
    <style:style style:name="P20"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100c12" officeooo:paragraph-rsid="00100c12" style:font-weight-asian="bold" style:font-weight-complex="bold"/>
    </style:style>
    <style:style style:name="P21"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105d8e" officeooo:paragraph-rsid="00105d8e" style:font-weight-asian="bold" style:font-weight-complex="bold"/>
    </style:style>
    <style:style style:name="P22"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34fe81" officeooo:paragraph-rsid="0034fe81" style:font-weight-asian="bold" style:font-weight-complex="bold"/>
    </style:style>
    <style:style style:name="P23" style:family="paragraph" style:parent-style-name="Table_20_Contents">
      <style:paragraph-properties fo:text-align="center" style:justify-single-word="false"/>
      <style:text-properties officeooo:rsid="000d9735" officeooo:paragraph-rsid="000d9735"/>
    </style:style>
    <style:style style:name="P24" style:family="paragraph" style:parent-style-name="Table_20_Contents">
      <loext:graphic-properties draw:fill="solid" draw:fill-color="#dddddd" draw:opacity="100%"/>
      <style:paragraph-properties fo:text-align="center" style:justify-single-word="false" fo:background-color="#dddddd"/>
      <style:text-properties officeooo:rsid="000d9735" officeooo:paragraph-rsid="000d9735"/>
    </style:style>
    <style:style style:name="P25" style:family="paragraph" style:parent-style-name="Text_20_body">
      <style:paragraph-properties fo:text-align="justify" style:justify-single-word="false"/>
      <style:text-properties officeooo:rsid="000af030" officeooo:paragraph-rsid="000ab3b9"/>
    </style:style>
    <style:style style:name="P26" style:family="paragraph" style:parent-style-name="Text_20_body">
      <style:paragraph-properties fo:margin-left="1.251cm" fo:text-indent="0cm" style:auto-text-indent="false"/>
      <style:text-properties fo:font-weight="bold" officeooo:rsid="0013c425" officeooo:paragraph-rsid="0013c425" style:font-weight-asian="bold" style:font-weight-complex="bold"/>
    </style:style>
    <style:style style:name="P27" style:family="paragraph" style:parent-style-name="Text_20_body">
      <style:paragraph-properties fo:margin-left="1.251cm" fo:text-align="justify" style:justify-single-word="false" fo:text-indent="0cm" style:auto-text-indent="false"/>
      <style:text-properties fo:font-weight="bold" officeooo:rsid="0013c425" officeooo:paragraph-rsid="0013c425" style:font-weight-asian="bold" style:font-weight-complex="bold"/>
    </style:style>
    <style:style style:name="P28" style:family="paragraph" style:parent-style-name="Text_20_body">
      <style:paragraph-properties fo:margin-left="1.251cm" fo:text-align="start" style:justify-single-word="false" fo:text-indent="0cm" style:auto-text-indent="false"/>
      <style:text-properties fo:font-weight="bold" officeooo:rsid="003be749" officeooo:paragraph-rsid="003d029e" style:font-weight-asian="bold" style:font-weight-complex="bold"/>
    </style:style>
    <style:style style:name="P29" style:family="paragraph" style:parent-style-name="Text_20_body" style:master-page-name="">
      <loext:graphic-properties draw:fill="none"/>
      <style:paragraph-properties fo:margin-left="0.7cm" fo:margin-right="0cm" fo:margin-top="0cm" fo:margin-bottom="0.247cm" style:contextual-spacing="false" fo:line-height="115%" fo:text-align="justify" style:justify-single-word="false" fo:text-indent="0cm" style:auto-text-indent="false" style:page-number="auto" fo:background-color="transparent"/>
      <style:text-properties fo:font-weight="bold" officeooo:rsid="003be749" officeooo:paragraph-rsid="004aa808" style:font-weight-asian="bold" style:font-weight-complex="bold"/>
    </style:style>
    <style:style style:name="P30" style:family="paragraph" style:parent-style-name="Text_20_body" style:master-page-name="">
      <loext:graphic-properties draw:fill="none"/>
      <style:paragraph-properties fo:margin-left="0.7cm" fo:margin-right="0cm" fo:margin-top="0cm" fo:margin-bottom="0.247cm" style:contextual-spacing="false" fo:line-height="115%" fo:text-align="start" style:justify-single-word="false" fo:text-indent="0cm" style:auto-text-indent="false" style:page-number="auto" fo:background-color="transparent"/>
      <style:text-properties fo:font-weight="bold" officeooo:rsid="003e7c7e" officeooo:paragraph-rsid="003e7c7e" style:font-weight-asian="bold" style:font-weight-complex="bold"/>
    </style:style>
    <style:style style:name="P31" style:family="paragraph" style:parent-style-name="Text_20_body">
      <style:paragraph-properties fo:text-align="justify" style:justify-single-word="false"/>
      <style:text-properties officeooo:rsid="0012d4af" officeooo:paragraph-rsid="0012d4af"/>
    </style:style>
    <style:style style:name="P32" style:family="paragraph" style:parent-style-name="Text_20_body">
      <style:paragraph-properties fo:text-align="justify" style:justify-single-word="false"/>
      <style:text-properties officeooo:rsid="0015f80d" officeooo:paragraph-rsid="0015f80d"/>
    </style:style>
    <style:style style:name="P33" style:family="paragraph" style:parent-style-name="Text_20_body">
      <style:paragraph-properties fo:margin-left="1.251cm" fo:text-indent="0cm" style:auto-text-indent="false"/>
      <style:text-properties fo:font-weight="normal" officeooo:rsid="0013c425" officeooo:paragraph-rsid="0013c425" style:font-weight-asian="normal" style:font-weight-complex="normal"/>
    </style:style>
    <style:style style:name="P34" style:family="paragraph" style:parent-style-name="Text_20_body">
      <style:text-properties fo:font-weight="normal" officeooo:rsid="0014ee82" officeooo:paragraph-rsid="0014ee82" style:font-weight-asian="normal" style:font-weight-complex="normal"/>
    </style:style>
    <style:style style:name="P35" style:family="paragraph" style:parent-style-name="Text_20_body">
      <style:text-properties fo:font-weight="normal" officeooo:rsid="0014ee82" officeooo:paragraph-rsid="0015f80d" style:font-weight-asian="normal" style:font-weight-complex="normal"/>
    </style:style>
    <style:style style:name="P36" style:family="paragraph" style:parent-style-name="Text_20_body">
      <style:paragraph-properties fo:text-align="justify" style:justify-single-word="false"/>
      <style:text-properties fo:font-weight="normal" officeooo:rsid="0014ee82" officeooo:paragraph-rsid="0014ee82" style:font-weight-asian="normal" style:font-weight-complex="normal"/>
    </style:style>
    <style:style style:name="P37" style:family="paragraph" style:parent-style-name="Text_20_body">
      <style:paragraph-properties fo:text-align="justify" style:justify-single-word="false"/>
      <style:text-properties fo:font-weight="normal" officeooo:rsid="0013ccbe" officeooo:paragraph-rsid="0013ccbe" style:font-weight-asian="normal" style:font-weight-complex="normal"/>
    </style:style>
    <style:style style:name="P38" style:family="paragraph" style:parent-style-name="Text_20_body">
      <style:paragraph-properties fo:text-align="justify" style:justify-single-word="false"/>
      <style:text-properties fo:font-weight="normal" style:font-weight-asian="normal" style:font-weight-complex="normal"/>
    </style:style>
    <style:style style:name="P39" style:family="paragraph" style:parent-style-name="Text_20_body">
      <style:text-properties fo:font-weight="normal" officeooo:rsid="0017d71b" officeooo:paragraph-rsid="0017d71b" style:font-weight-asian="normal" style:font-weight-complex="normal"/>
    </style:style>
    <style:style style:name="P40" style:family="paragraph" style:parent-style-name="Text_20_body">
      <style:text-properties fo:font-weight="normal" officeooo:rsid="0047e9ea" officeooo:paragraph-rsid="0047e9ea" style:font-weight-asian="normal" style:font-weight-complex="normal"/>
    </style:style>
    <style:style style:name="P41" style:family="paragraph" style:parent-style-name="Text_20_body">
      <style:paragraph-properties fo:margin-left="1.251cm" fo:text-align="justify" style:justify-single-word="false" fo:text-indent="0cm" style:auto-text-indent="false"/>
      <style:text-properties fo:font-weight="normal" officeooo:rsid="003c5178" officeooo:paragraph-rsid="003c5178" style:font-weight-asian="normal" style:font-weight-complex="normal"/>
    </style:style>
    <style:style style:name="P42" style:family="paragraph" style:parent-style-name="Text_20_body">
      <style:paragraph-properties fo:margin-left="1.251cm" fo:text-align="start" style:justify-single-word="false" fo:text-indent="0cm" style:auto-text-indent="false"/>
      <style:text-properties fo:font-weight="normal" officeooo:rsid="003d029e" officeooo:paragraph-rsid="003d029e" style:font-weight-asian="normal" style:font-weight-complex="normal"/>
    </style:style>
    <style:style style:name="P43" style:family="paragraph" style:parent-style-name="Horizontal_20_Line">
      <style:text-properties officeooo:rsid="001d5456" officeooo:paragraph-rsid="001d5456"/>
    </style:style>
    <style:style style:name="P44" style:family="paragraph" style:parent-style-name="Text_20_body">
      <style:paragraph-properties fo:text-align="justify" style:justify-single-word="false"/>
      <style:text-properties officeooo:rsid="001fe991" officeooo:paragraph-rsid="001fe991"/>
    </style:style>
    <style:style style:name="P45" style:family="paragraph" style:parent-style-name="Text_20_body">
      <style:paragraph-properties fo:text-align="justify" style:justify-single-word="false"/>
      <style:text-properties officeooo:rsid="0027f77f" officeooo:paragraph-rsid="002dbbc1"/>
    </style:style>
    <style:style style:name="P46" style:family="paragraph" style:parent-style-name="Text_20_body">
      <style:text-properties officeooo:rsid="0027f77f" officeooo:paragraph-rsid="002dbbc1"/>
    </style:style>
    <style:style style:name="P47" style:family="paragraph" style:parent-style-name="Text_20_body">
      <style:text-properties officeooo:rsid="0026daf2" officeooo:paragraph-rsid="002dbbc1"/>
    </style:style>
    <style:style style:name="P48" style:family="paragraph" style:parent-style-name="Text_20_body">
      <style:paragraph-properties fo:text-align="justify" style:justify-single-word="false"/>
      <style:text-properties officeooo:rsid="0031da84" officeooo:paragraph-rsid="0031da84"/>
    </style:style>
    <style:style style:name="P49" style:family="paragraph" style:parent-style-name="Contents_20_1">
      <style:paragraph-properties>
        <style:tab-stops>
          <style:tab-stop style:position="17.59cm" style:type="right" style:leader-style="dotted" style:leader-text="."/>
        </style:tab-stops>
      </style:paragraph-properties>
    </style:style>
    <style:style style:name="P50" style:family="paragraph" style:parent-style-name="Contents_20_2">
      <style:paragraph-properties>
        <style:tab-stops>
          <style:tab-stop style:position="17.09cm" style:type="right" style:leader-style="dotted" style:leader-text="."/>
        </style:tab-stops>
      </style:paragraph-properties>
    </style:style>
    <style:style style:name="P51" style:family="paragraph" style:parent-style-name="Contents_20_3">
      <style:paragraph-properties>
        <style:tab-stops>
          <style:tab-stop style:position="16.589cm" style:type="right" style:leader-style="dotted" style:leader-text="."/>
        </style:tab-stops>
      </style:paragraph-properties>
    </style:style>
    <style:style style:name="P52" style:family="paragraph" style:parent-style-name="Contents_20_4">
      <style:paragraph-properties>
        <style:tab-stops>
          <style:tab-stop style:position="16.09cm" style:type="right" style:leader-style="dotted" style:leader-text="."/>
        </style:tab-stops>
      </style:paragraph-properties>
    </style:style>
    <style:style style:name="P53" style:family="paragraph" style:parent-style-name="Text_20_body">
      <style:text-properties officeooo:paragraph-rsid="00464343"/>
    </style:style>
    <style:style style:name="P54" style:family="paragraph" style:parent-style-name="Table_20_Contents">
      <style:paragraph-properties fo:text-align="start" style:justify-single-word="false"/>
      <style:text-properties officeooo:rsid="0034fe81" officeooo:paragraph-rsid="0034fe81"/>
    </style:style>
    <style:style style:name="P55" style:family="paragraph" style:parent-style-name="Table_20_Contents">
      <loext:graphic-properties draw:fill="solid" draw:fill-color="#dddddd" draw:opacity="100%"/>
      <style:paragraph-properties fo:text-align="start" style:justify-single-word="false" fo:background-color="#dddddd"/>
      <style:text-properties officeooo:rsid="0034fe81" officeooo:paragraph-rsid="0034fe81"/>
    </style:style>
    <style:style style:name="P56" style:family="paragraph" style:parent-style-name="Table_20_Contents">
      <loext:graphic-properties draw:fill="solid" draw:fill-color="#dddddd" draw:opacity="100%"/>
      <style:paragraph-properties fo:text-align="start" style:justify-single-word="false" fo:background-color="#dddddd"/>
      <style:text-properties officeooo:rsid="0036ed44" officeooo:paragraph-rsid="0036ed44"/>
    </style:style>
    <style:style style:name="P57" style:family="paragraph" style:parent-style-name="Table_20_Contents">
      <style:paragraph-properties fo:text-align="start" style:justify-single-word="false"/>
      <style:text-properties officeooo:rsid="003861ef" officeooo:paragraph-rsid="003861ef"/>
    </style:style>
    <style:style style:name="P58" style:family="paragraph" style:parent-style-name="Table_20_Contents">
      <style:paragraph-properties fo:text-align="start" style:justify-single-word="false"/>
      <style:text-properties officeooo:rsid="0039edba" officeooo:paragraph-rsid="0039edba"/>
    </style:style>
    <style:style style:name="P59" style:family="paragraph" style:parent-style-name="Table_20_Contents">
      <loext:graphic-properties draw:fill="solid" draw:fill-color="#dddddd" draw:opacity="100%"/>
      <style:paragraph-properties fo:text-align="start" style:justify-single-word="false" fo:background-color="#dddddd"/>
      <style:text-properties officeooo:rsid="0039edba" officeooo:paragraph-rsid="0039edba"/>
    </style:style>
    <style:style style:name="P60" style:family="paragraph" style:parent-style-name="Text_20_body">
      <style:text-properties officeooo:rsid="0032e553" officeooo:paragraph-rsid="0032e553"/>
    </style:style>
    <style:style style:name="P61" style:family="paragraph" style:parent-style-name="Text_20_body">
      <style:text-properties officeooo:paragraph-rsid="004361dd"/>
    </style:style>
    <style:style style:name="P62" style:family="paragraph" style:parent-style-name="Text_20_body">
      <style:text-properties officeooo:paragraph-rsid="004c9e00"/>
    </style:style>
    <style:style style:name="P63" style:family="paragraph" style:parent-style-name="Standard" style:master-page-name="First_20_Page">
      <style:paragraph-properties style:page-number="auto"/>
    </style:style>
    <style:style style:name="P64" style:family="paragraph" style:parent-style-name="Contents_20_Heading" style:master-page-name="Index">
      <style:paragraph-properties style:page-number="auto" fo:break-before="page"/>
    </style:style>
    <style:style style:name="P65" style:family="paragraph" style:parent-style-name="Footer">
      <style:paragraph-properties fo:text-align="start" style:justify-single-word="false"/>
    </style:style>
    <style:style style:name="P66" style:family="paragraph" style:parent-style-name="Heading_20_1" style:master-page-name="Standard">
      <style:paragraph-properties style:page-number="1" fo:break-before="page"/>
    </style:style>
    <style:style style:name="P67" style:family="paragraph" style:parent-style-name="Heading_20_1">
      <style:paragraph-properties fo:break-before="page"/>
    </style:style>
    <style:style style:name="P68" style:family="paragraph" style:parent-style-name="Heading_20_2">
      <style:text-properties officeooo:paragraph-rsid="0034fe81"/>
    </style:style>
    <style:style style:name="P69" style:family="paragraph" style:parent-style-name="Heading_20_2">
      <style:paragraph-properties fo:break-before="page"/>
    </style:style>
    <style:style style:name="P70" style:family="paragraph" style:parent-style-name="Heading_20_3">
      <style:text-properties officeooo:paragraph-rsid="00464343"/>
    </style:style>
    <style:style style:name="P71" style:family="paragraph" style:parent-style-name="Heading_20_3">
      <style:text-properties officeooo:paragraph-rsid="004c9e00"/>
    </style:style>
    <style:style style:name="P72" style:family="paragraph" style:parent-style-name="Heading_20_3" style:list-style-name="">
      <style:text-properties officeooo:paragraph-rsid="0012d4af"/>
    </style:style>
    <style:style style:name="P73" style:family="paragraph" style:parent-style-name="Heading_20_3">
      <style:paragraph-properties fo:break-before="page"/>
      <style:text-properties officeooo:paragraph-rsid="0012d4af"/>
    </style:style>
    <style:style style:name="P74" style:family="paragraph" style:parent-style-name="Heading_20_4">
      <style:text-properties officeooo:rsid="004361dd"/>
    </style:style>
    <style:style style:name="P75" style:family="paragraph" style:parent-style-name="Text_20_body" style:list-style-name="L1">
      <style:text-properties fo:font-weight="bold" officeooo:rsid="0034fe81" officeooo:paragraph-rsid="0034fe81" style:font-weight-asian="bold" style:font-weight-complex="bold"/>
    </style:style>
    <style:style style:name="P76" style:family="paragraph" style:parent-style-name="Text_20_body" style:list-style-name="L1">
      <style:text-properties fo:font-weight="bold" officeooo:rsid="0034fe81" officeooo:paragraph-rsid="003861ef" style:font-weight-asian="bold" style:font-weight-complex="bold"/>
    </style:style>
    <style:style style:name="P77" style:family="paragraph" style:parent-style-name="Text_20_body" style:list-style-name="L2">
      <style:text-properties fo:font-weight="bold" officeooo:rsid="003a96a5" officeooo:paragraph-rsid="003a96a5" style:font-weight-asian="bold" style:font-weight-complex="bold"/>
    </style:style>
    <style:style style:name="P78" style:family="paragraph" style:parent-style-name="Text_20_body" style:list-style-name="L2">
      <style:text-properties fo:font-weight="bold" officeooo:rsid="003a96a5" officeooo:paragraph-rsid="003aae68" style:font-weight-asian="bold" style:font-weight-complex="bold"/>
    </style:style>
    <style:style style:name="P79" style:family="paragraph" style:parent-style-name="Text_20_body" style:list-style-name="L2">
      <style:paragraph-properties fo:text-align="justify" style:justify-single-word="false"/>
      <style:text-properties fo:font-weight="bold" officeooo:rsid="003a96a5" officeooo:paragraph-rsid="003aae68" style:font-weight-asian="bold" style:font-weight-complex="bold"/>
    </style:style>
    <style:style style:name="P80" style:family="paragraph" style:parent-style-name="Text_20_body" style:list-style-name="L2">
      <style:paragraph-properties fo:text-align="justify" style:justify-single-word="false"/>
      <style:text-properties fo:font-weight="bold" officeooo:rsid="003aae68" officeooo:paragraph-rsid="003aae68" style:font-weight-asian="bold" style:font-weight-complex="bold"/>
    </style:style>
    <style:style style:name="P81" style:family="paragraph" style:parent-style-name="Text_20_body" style:list-style-name="L5">
      <style:paragraph-properties fo:text-align="start" style:justify-single-word="false"/>
      <style:text-properties fo:font-weight="bold" officeooo:rsid="003d029e" officeooo:paragraph-rsid="003d7130" style:font-weight-asian="bold" style:font-weight-complex="bold"/>
    </style:style>
    <style:style style:name="P82" style:family="paragraph" style:parent-style-name="Text_20_body" style:list-style-name="L5">
      <style:paragraph-properties fo:text-align="start" style:justify-single-word="false"/>
      <style:text-properties fo:font-weight="bold" officeooo:rsid="003d7130" officeooo:paragraph-rsid="003d7130" style:font-weight-asian="bold" style:font-weight-complex="bold"/>
    </style:style>
    <style:style style:name="P83" style:family="paragraph" style:parent-style-name="Text_20_body" style:list-style-name="L6">
      <style:text-properties fo:font-weight="bold" officeooo:rsid="004361dd" officeooo:paragraph-rsid="004361dd" style:font-weight-asian="bold" style:font-weight-complex="bold"/>
    </style:style>
    <style:style style:name="P84" style:family="paragraph" style:parent-style-name="Text_20_body" style:list-style-name="L8">
      <style:text-properties fo:font-weight="bold" officeooo:rsid="004488ea" officeooo:paragraph-rsid="004488ea" style:font-weight-asian="bold" style:font-weight-complex="bold"/>
    </style:style>
    <style:style style:name="P85" style:family="paragraph" style:parent-style-name="Text_20_body" style:list-style-name="L9">
      <style:paragraph-properties fo:text-align="justify" style:justify-single-word="false"/>
      <style:text-properties fo:font-weight="bold" officeooo:rsid="000af030" officeooo:paragraph-rsid="002eebe4" style:font-weight-asian="bold" style:font-weight-complex="bold"/>
    </style:style>
    <style:style style:name="P86" style:family="paragraph" style:parent-style-name="Text_20_body" style:list-style-name="L9">
      <style:paragraph-properties fo:text-align="justify" style:justify-single-word="false"/>
      <style:text-properties fo:font-weight="bold" officeooo:rsid="000af030" officeooo:paragraph-rsid="0030e18d" style:font-weight-asian="bold" style:font-weight-complex="bold"/>
    </style:style>
    <style:style style:name="P87" style:family="paragraph" style:parent-style-name="Text_20_body" style:list-style-name="L9">
      <style:paragraph-properties fo:text-align="justify" style:justify-single-word="false"/>
      <style:text-properties fo:font-weight="bold" officeooo:rsid="000bd4b0" officeooo:paragraph-rsid="000bd4b0" style:font-weight-asian="bold" style:font-weight-complex="bold"/>
    </style:style>
    <style:style style:name="P88" style:family="paragraph" style:parent-style-name="Text_20_body" style:list-style-name="L9">
      <style:paragraph-properties fo:text-align="start" style:justify-single-word="false"/>
      <style:text-properties fo:font-weight="bold" officeooo:rsid="000c0435" officeooo:paragraph-rsid="000c0435" style:font-weight-asian="bold" style:font-weight-complex="bold"/>
    </style:style>
    <style:style style:name="P89" style:family="paragraph" style:parent-style-name="Text_20_body" style:list-style-name="L9">
      <style:paragraph-properties fo:text-align="justify" style:justify-single-word="false"/>
      <style:text-properties fo:font-weight="bold" officeooo:rsid="000c0435" officeooo:paragraph-rsid="000dfd82" style:font-weight-asian="bold" style:font-weight-complex="bold"/>
    </style:style>
    <style:style style:name="P90" style:family="paragraph" style:parent-style-name="Text_20_body" style:list-style-name="L9">
      <style:paragraph-properties fo:text-align="justify" style:justify-single-word="false"/>
      <style:text-properties fo:font-weight="bold" officeooo:rsid="000dfd82" officeooo:paragraph-rsid="000dfd82" style:font-weight-asian="bold" style:font-weight-complex="bold"/>
    </style:style>
    <style:style style:name="P91" style:family="paragraph" style:parent-style-name="Text_20_body" style:list-style-name="L9">
      <style:paragraph-properties fo:text-align="justify" style:justify-single-word="false"/>
      <style:text-properties fo:font-weight="bold" officeooo:rsid="000f26d0" officeooo:paragraph-rsid="000f26d0" style:font-weight-asian="bold" style:font-weight-complex="bold"/>
    </style:style>
    <style:style style:name="P92" style:family="paragraph" style:parent-style-name="Text_20_body" style:list-style-name="L10">
      <style:paragraph-properties fo:text-align="justify" style:justify-single-word="false"/>
      <style:text-properties fo:font-weight="bold" officeooo:rsid="00100c12" officeooo:paragraph-rsid="00105d8e" style:font-weight-asian="bold" style:font-weight-complex="bold"/>
    </style:style>
    <style:style style:name="P93" style:family="paragraph" style:parent-style-name="Text_20_body" style:list-style-name="L10">
      <style:paragraph-properties fo:text-align="justify" style:justify-single-word="false"/>
      <style:text-properties fo:font-weight="bold" officeooo:rsid="0010f3af" officeooo:paragraph-rsid="0010f3af" style:font-weight-asian="bold" style:font-weight-complex="bold"/>
    </style:style>
    <style:style style:name="P94" style:family="paragraph" style:parent-style-name="Text_20_body" style:list-style-name="L12">
      <style:paragraph-properties fo:text-align="justify" style:justify-single-word="false"/>
      <style:text-properties fo:font-weight="bold" officeooo:rsid="0010f3af" officeooo:paragraph-rsid="0010f3af" style:font-weight-asian="bold" style:font-weight-complex="bold"/>
    </style:style>
    <style:style style:name="P95" style:family="paragraph" style:parent-style-name="Text_20_body" style:list-style-name="L13">
      <style:paragraph-properties fo:text-align="justify" style:justify-single-word="false"/>
      <style:text-properties fo:font-weight="bold" officeooo:rsid="0011e473" officeooo:paragraph-rsid="0011e473" style:font-weight-asian="bold" style:font-weight-complex="bold"/>
    </style:style>
    <style:style style:name="P96" style:family="paragraph" style:parent-style-name="Text_20_body" style:list-style-name="L15">
      <style:text-properties fo:font-weight="bold" officeooo:rsid="0012d4af" officeooo:paragraph-rsid="0012d4af" style:font-weight-asian="bold" style:font-weight-complex="bold"/>
    </style:style>
    <style:style style:name="P97" style:family="paragraph" style:parent-style-name="Text_20_body" style:list-style-name="L16">
      <style:paragraph-properties fo:text-align="justify" style:justify-single-word="false"/>
      <style:text-properties fo:font-weight="bold" officeooo:rsid="0013c425" officeooo:paragraph-rsid="0013c425" style:font-weight-asian="bold" style:font-weight-complex="bold"/>
    </style:style>
    <style:style style:name="P98" style:family="paragraph" style:parent-style-name="Text_20_body" style:list-style-name="L2">
      <style:paragraph-properties fo:text-align="justify" style:justify-single-word="false"/>
      <style:text-properties fo:font-weight="normal" officeooo:rsid="003d7130" officeooo:paragraph-rsid="003d7130" style:font-weight-asian="normal" style:font-weight-complex="normal"/>
    </style:style>
    <style:style style:name="P99" style:family="paragraph" style:parent-style-name="Text_20_body" style:list-style-name="L4">
      <style:paragraph-properties fo:text-align="start" style:justify-single-word="false"/>
      <style:text-properties fo:font-weight="normal" officeooo:rsid="003d029e" officeooo:paragraph-rsid="003d029e" style:font-weight-asian="normal" style:font-weight-complex="normal"/>
    </style:style>
    <style:style style:name="P100" style:family="paragraph" style:parent-style-name="Text_20_body" style:list-style-name="L9">
      <style:paragraph-properties fo:text-align="justify" style:justify-single-word="false"/>
      <style:text-properties fo:font-weight="normal" officeooo:rsid="002eebe4" officeooo:paragraph-rsid="0030e18d" style:font-weight-asian="normal" style:font-weight-complex="normal"/>
    </style:style>
    <style:style style:name="P101" style:family="paragraph" style:parent-style-name="Text_20_body" style:list-style-name="L9">
      <style:paragraph-properties fo:text-align="justify" style:justify-single-word="false"/>
      <style:text-properties fo:font-weight="normal" officeooo:rsid="000af030" officeooo:paragraph-rsid="002dbbc1" style:font-weight-asian="normal" style:font-weight-complex="normal"/>
    </style:style>
    <style:style style:name="P102" style:family="paragraph" style:parent-style-name="Text_20_body" style:list-style-name="L9">
      <style:paragraph-properties fo:text-align="justify" style:justify-single-word="false"/>
      <style:text-properties fo:font-weight="normal" officeooo:rsid="000af030" officeooo:paragraph-rsid="000bd4b0" style:font-weight-asian="normal" style:font-weight-complex="normal"/>
    </style:style>
    <style:style style:name="P103" style:family="paragraph" style:parent-style-name="Text_20_body" style:list-style-name="L9">
      <style:paragraph-properties fo:text-align="justify" style:justify-single-word="false"/>
      <style:text-properties fo:font-weight="normal" officeooo:rsid="000bd4b0" officeooo:paragraph-rsid="000bd4b0" style:font-weight-asian="normal" style:font-weight-complex="normal"/>
    </style:style>
    <style:style style:name="P104" style:family="paragraph" style:parent-style-name="Text_20_body" style:list-style-name="L10">
      <style:paragraph-properties fo:text-align="justify" style:justify-single-word="false"/>
      <style:text-properties fo:font-weight="normal" officeooo:rsid="00105d8e" officeooo:paragraph-rsid="00105d8e" style:font-weight-asian="normal" style:font-weight-complex="normal"/>
    </style:style>
    <style:style style:name="P105" style:family="paragraph" style:parent-style-name="Text_20_body" style:list-style-name="L12">
      <style:paragraph-properties fo:text-align="justify" style:justify-single-word="false"/>
      <style:text-properties fo:font-weight="normal" officeooo:rsid="0010f3af" officeooo:paragraph-rsid="0010f3af" style:font-weight-asian="normal" style:font-weight-complex="normal"/>
    </style:style>
    <style:style style:name="P106" style:family="paragraph" style:parent-style-name="Text_20_body" style:list-style-name="L15">
      <style:text-properties fo:font-weight="normal" officeooo:rsid="0013c425" officeooo:paragraph-rsid="0012d4af" style:font-weight-asian="normal" style:font-weight-complex="normal"/>
    </style:style>
    <style:style style:name="P107" style:family="paragraph" style:parent-style-name="Text_20_body" style:list-style-name="L3">
      <style:paragraph-properties fo:text-align="justify" style:justify-single-word="false"/>
      <style:text-properties officeooo:paragraph-rsid="003c5178"/>
    </style:style>
    <style:style style:name="P108" style:family="paragraph" style:parent-style-name="Text_20_body" style:list-style-name="L9">
      <style:paragraph-properties fo:text-align="justify" style:justify-single-word="false"/>
      <style:text-properties officeooo:paragraph-rsid="000bd4b0"/>
    </style:style>
    <style:style style:name="P109" style:family="paragraph" style:parent-style-name="Text_20_body" style:list-style-name="L9">
      <style:paragraph-properties fo:text-align="justify" style:justify-single-word="false"/>
      <style:text-properties officeooo:paragraph-rsid="000f26d0"/>
    </style:style>
    <style:style style:name="P110" style:family="paragraph" style:parent-style-name="Text_20_body" style:list-style-name="L11">
      <style:paragraph-properties fo:text-align="justify" style:justify-single-word="false"/>
      <style:text-properties officeooo:paragraph-rsid="00105d8e"/>
    </style:style>
    <style:style style:name="P111" style:family="paragraph" style:parent-style-name="Text_20_body" style:list-style-name="L14">
      <style:paragraph-properties fo:text-align="justify" style:justify-single-word="false"/>
      <style:text-properties officeooo:paragraph-rsid="0012d4af"/>
    </style:style>
    <style:style style:name="P112" style:family="paragraph" style:parent-style-name="Text_20_body" style:list-style-name="L3">
      <style:paragraph-properties fo:text-align="justify" style:justify-single-word="false"/>
      <style:text-properties officeooo:rsid="003c5178" officeooo:paragraph-rsid="003c5178"/>
    </style:style>
    <style:style style:name="P113" style:family="paragraph" style:parent-style-name="Text_20_body" style:list-style-name="L3">
      <style:paragraph-properties fo:text-align="justify" style:justify-single-word="false"/>
      <style:text-properties officeooo:rsid="003d029e" officeooo:paragraph-rsid="003d029e"/>
    </style:style>
    <style:style style:name="P114" style:family="paragraph" style:parent-style-name="Text_20_body" style:list-style-name="L4">
      <style:paragraph-properties fo:text-align="start" style:justify-single-word="false"/>
      <style:text-properties officeooo:paragraph-rsid="003d029e"/>
    </style:style>
    <style:style style:name="P115" style:family="paragraph" style:parent-style-name="Text_20_body" style:list-style-name="L7">
      <style:text-properties officeooo:paragraph-rsid="00464343"/>
    </style:style>
    <style:style style:name="P116" style:family="paragraph" style:parent-style-name="Text_20_body">
      <style:text-properties officeooo:rsid="004361dd" officeooo:paragraph-rsid="004361dd"/>
    </style:style>
    <style:style style:name="P117" style:family="paragraph" style:parent-style-name="Text_20_body" style:list-style-name="L8">
      <style:text-properties officeooo:rsid="004361dd" officeooo:paragraph-rsid="004361dd"/>
    </style:style>
    <style:style style:name="T1" style:family="text">
      <style:text-properties officeooo:rsid="000ace0e"/>
    </style:style>
    <style:style style:name="T2" style:family="text">
      <style:text-properties style:font-name="Liberation Sans" officeooo:rsid="000ace0e"/>
    </style:style>
    <style:style style:name="T3" style:family="text">
      <style:text-properties style:font-name="Liberation Sans" officeooo:rsid="0014ee82"/>
    </style:style>
    <style:style style:name="T4" style:family="text">
      <style:text-properties style:font-name="Liberation Sans" officeooo:rsid="004bf941"/>
    </style:style>
    <style:style style:name="T5" style:family="text">
      <style:text-properties style:font-name="Liberation Sans" officeooo:rsid="004c654d"/>
    </style:style>
    <style:style style:name="T6" style:family="text">
      <style:text-properties style:font-name="Liberation Sans" officeooo:rsid="004fa61d"/>
    </style:style>
    <style:style style:name="T7" style:family="text">
      <style:text-properties officeooo:rsid="000af030"/>
    </style:style>
    <style:style style:name="T8" style:family="text">
      <style:text-properties fo:font-weight="normal" style:font-weight-asian="normal" style:font-weight-complex="normal"/>
    </style:style>
    <style:style style:name="T9" style:family="text">
      <style:text-properties fo:font-weight="normal" officeooo:rsid="000af030" style:font-weight-asian="normal" style:font-weight-complex="normal"/>
    </style:style>
    <style:style style:name="T10" style:family="text">
      <style:text-properties fo:font-weight="normal" officeooo:rsid="000bd4b0" style:font-weight-asian="normal" style:font-weight-complex="normal"/>
    </style:style>
    <style:style style:name="T11" style:family="text">
      <style:text-properties fo:font-weight="normal" officeooo:rsid="000c0435" style:font-weight-asian="normal" style:font-weight-complex="normal"/>
    </style:style>
    <style:style style:name="T12" style:family="text">
      <style:text-properties fo:font-weight="normal" officeooo:rsid="000d9735" style:font-weight-asian="normal" style:font-weight-complex="normal"/>
    </style:style>
    <style:style style:name="T13" style:family="text">
      <style:text-properties fo:font-weight="normal" officeooo:rsid="000dfd82" style:font-weight-asian="normal" style:font-weight-complex="normal"/>
    </style:style>
    <style:style style:name="T14" style:family="text">
      <style:text-properties fo:font-weight="normal" officeooo:rsid="000f26d0" style:font-weight-asian="normal" style:font-weight-complex="normal"/>
    </style:style>
    <style:style style:name="T15" style:family="text">
      <style:text-properties fo:font-weight="normal" officeooo:rsid="00105d8e" style:font-weight-asian="normal" style:font-weight-complex="normal"/>
    </style:style>
    <style:style style:name="T16" style:family="text">
      <style:text-properties fo:font-weight="normal" officeooo:rsid="0011e473" style:font-weight-asian="normal" style:font-weight-complex="normal"/>
    </style:style>
    <style:style style:name="T17" style:family="text">
      <style:text-properties fo:font-weight="normal" officeooo:rsid="0013c425" style:font-weight-asian="normal" style:font-weight-complex="normal"/>
    </style:style>
    <style:style style:name="T18" style:family="text">
      <style:text-properties fo:font-weight="normal" officeooo:rsid="0012d4af" style:font-weight-asian="normal" style:font-weight-complex="normal"/>
    </style:style>
    <style:style style:name="T19" style:family="text">
      <style:text-properties fo:font-weight="normal" officeooo:rsid="0013ccbe" style:font-weight-asian="normal" style:font-weight-complex="normal"/>
    </style:style>
    <style:style style:name="T20" style:family="text">
      <style:text-properties fo:font-weight="normal" officeooo:rsid="0014ee82" style:font-weight-asian="normal" style:font-weight-complex="normal"/>
    </style:style>
    <style:style style:name="T21" style:family="text">
      <style:text-properties fo:font-weight="normal" officeooo:rsid="0015f80d" style:font-weight-asian="normal" style:font-weight-complex="normal"/>
    </style:style>
    <style:style style:name="T22" style:family="text">
      <style:text-properties fo:font-weight="normal" officeooo:rsid="00256cd1" style:font-weight-asian="normal" style:font-weight-complex="normal"/>
    </style:style>
    <style:style style:name="T23" style:family="text">
      <style:text-properties fo:font-weight="normal" officeooo:rsid="002dbbc1" style:font-weight-asian="normal" style:font-weight-complex="normal"/>
    </style:style>
    <style:style style:name="T24" style:family="text">
      <style:text-properties fo:font-weight="normal" officeooo:rsid="002eebe4" style:font-weight-asian="normal" style:font-weight-complex="normal"/>
    </style:style>
    <style:style style:name="T25" style:family="text">
      <style:text-properties fo:font-weight="normal" officeooo:rsid="003861ef" style:font-weight-asian="normal" style:font-weight-complex="normal"/>
    </style:style>
    <style:style style:name="T26" style:family="text">
      <style:text-properties fo:font-weight="normal" officeooo:rsid="0039edba" style:font-weight-asian="normal" style:font-weight-complex="normal"/>
    </style:style>
    <style:style style:name="T27" style:family="text">
      <style:text-properties fo:font-weight="normal" officeooo:rsid="0034fe81" style:font-weight-asian="normal" style:font-weight-complex="normal"/>
    </style:style>
    <style:style style:name="T28" style:family="text">
      <style:text-properties fo:font-weight="normal" officeooo:rsid="003aae68" style:font-weight-asian="normal" style:font-weight-complex="normal"/>
    </style:style>
    <style:style style:name="T29" style:family="text">
      <style:text-properties fo:font-weight="normal" officeooo:rsid="003be749" style:font-weight-asian="normal" style:font-weight-complex="normal"/>
    </style:style>
    <style:style style:name="T30" style:family="text">
      <style:text-properties fo:font-weight="normal" officeooo:rsid="003c5178" style:font-weight-asian="normal" style:font-weight-complex="normal"/>
    </style:style>
    <style:style style:name="T31" style:family="text">
      <style:text-properties fo:font-weight="normal" officeooo:rsid="003d029e" style:font-weight-asian="normal" style:font-weight-complex="normal"/>
    </style:style>
    <style:style style:name="T32" style:family="text">
      <style:text-properties fo:font-weight="normal" officeooo:rsid="003d7130" style:font-weight-asian="normal" style:font-weight-complex="normal"/>
    </style:style>
    <style:style style:name="T33" style:family="text">
      <style:text-properties fo:font-weight="normal" officeooo:rsid="004488ea" style:font-weight-asian="normal" style:font-weight-complex="normal"/>
    </style:style>
    <style:style style:name="T34" style:family="text">
      <style:text-properties fo:font-weight="normal" officeooo:rsid="00464343" style:font-weight-asian="normal" style:font-weight-complex="normal"/>
    </style:style>
    <style:style style:name="T35" style:family="text">
      <style:text-properties fo:font-weight="normal" officeooo:rsid="0047e9ea" style:font-weight-asian="normal" style:font-weight-complex="normal"/>
    </style:style>
    <style:style style:name="T36" style:family="text">
      <style:text-properties fo:font-weight="normal" officeooo:rsid="0049ce7f" style:font-weight-asian="normal" style:font-weight-complex="normal"/>
    </style:style>
    <style:style style:name="T37" style:family="text">
      <style:text-properties fo:font-weight="normal" officeooo:rsid="004aa808" style:font-weight-asian="normal" style:font-weight-complex="normal"/>
    </style:style>
    <style:style style:name="T38" style:family="text">
      <style:text-properties fo:font-weight="bold" style:font-weight-asian="bold" style:font-weight-complex="bold"/>
    </style:style>
    <style:style style:name="T39" style:family="text">
      <style:text-properties fo:font-weight="bold" officeooo:rsid="000f26d0" style:font-weight-asian="bold" style:font-weight-complex="bold"/>
    </style:style>
    <style:style style:name="T40" style:family="text">
      <style:text-properties fo:font-weight="bold" officeooo:rsid="00105d8e" style:font-weight-asian="bold" style:font-weight-complex="bold"/>
    </style:style>
    <style:style style:name="T41" style:family="text">
      <style:text-properties fo:font-weight="bold" officeooo:rsid="0011e473" style:font-weight-asian="bold" style:font-weight-complex="bold"/>
    </style:style>
    <style:style style:name="T42" style:family="text">
      <style:text-properties fo:font-weight="bold" officeooo:rsid="0012d4af" style:font-weight-asian="bold" style:font-weight-complex="bold"/>
    </style:style>
    <style:style style:name="T43" style:family="text">
      <style:text-properties fo:font-weight="bold" officeooo:rsid="00464343" style:font-weight-asian="bold" style:font-weight-complex="bold"/>
    </style:style>
    <style:style style:name="T44" style:family="text">
      <style:text-properties officeooo:rsid="000d9735"/>
    </style:style>
    <style:style style:name="T45" style:family="text">
      <style:text-properties officeooo:rsid="00100c12"/>
    </style:style>
    <style:style style:name="T46" style:family="text">
      <style:text-properties officeooo:rsid="0010f3af"/>
    </style:style>
    <style:style style:name="T47" style:family="text">
      <style:text-properties officeooo:rsid="0011e473"/>
    </style:style>
    <style:style style:name="T48" style:family="text">
      <style:text-properties officeooo:rsid="0014ee82"/>
    </style:style>
    <style:style style:name="T49" style:family="text">
      <style:text-properties officeooo:rsid="0015f80d"/>
    </style:style>
    <style:style style:name="T50" style:family="text">
      <style:text-properties officeooo:rsid="001fe991"/>
    </style:style>
    <style:style style:name="T51" style:family="text">
      <style:text-properties officeooo:rsid="00275024"/>
    </style:style>
    <style:style style:name="T52" style:family="text">
      <style:text-properties officeooo:rsid="0022f502"/>
    </style:style>
    <style:style style:name="T53" style:family="text">
      <style:text-properties officeooo:rsid="00385c4f"/>
    </style:style>
    <style:style style:name="T54" style:family="text">
      <style:text-properties officeooo:rsid="002dbbc1"/>
    </style:style>
    <style:style style:name="T55" style:family="text">
      <style:text-properties fo:color="#000000" loext:opacity="100%"/>
    </style:style>
    <style:style style:name="T56" style:family="text">
      <style:text-properties fo:color="#000000" loext:opacity="100%" officeooo:rsid="000ab3b9"/>
    </style:style>
    <style:style style:name="T57" style:family="text">
      <style:text-properties fo:color="#000000" loext:opacity="100%" officeooo:rsid="0027f77f"/>
    </style:style>
    <style:style style:name="T58" style:family="text">
      <style:text-properties fo:color="#000000" loext:opacity="100%" officeooo:rsid="002a8edc"/>
    </style:style>
    <style:style style:name="T59" style:family="text">
      <style:text-properties fo:color="#000000" loext:opacity="100%" officeooo:rsid="002dbbc1"/>
    </style:style>
    <style:style style:name="T60" style:family="text">
      <style:text-properties officeooo:rsid="002a8edc"/>
    </style:style>
    <style:style style:name="T61" style:family="text">
      <style:text-properties officeooo:rsid="0032e553"/>
    </style:style>
    <style:style style:name="T62" style:family="text">
      <style:text-properties style:font-name="Liberation Sans1" style:font-name-asian="Liberation Sans1" style:font-name-complex="Liberation Sans1"/>
    </style:style>
    <style:style style:name="T63" style:family="text">
      <style:text-properties style:font-name="Liberation Sans1" officeooo:rsid="003861ef" style:font-name-asian="Liberation Sans1" style:font-name-complex="Liberation Sans1"/>
    </style:style>
    <style:style style:name="T64" style:family="text">
      <style:text-properties style:font-name="Liberation Sans1" fo:font-weight="normal" officeooo:rsid="003861ef" style:font-name-asian="Liberation Sans1" style:font-weight-asian="normal" style:font-name-complex="Liberation Sans1" style:font-weight-complex="normal"/>
    </style:style>
    <style:style style:name="T65" style:family="text">
      <style:text-properties style:font-name="Liberation Sans1" fo:font-weight="normal" officeooo:rsid="0039edba" style:font-name-asian="Liberation Sans1" style:font-weight-asian="normal" style:font-name-complex="Liberation Sans1" style:font-weight-complex="normal"/>
    </style:style>
    <style:style style:name="T66" style:family="text">
      <style:text-properties officeooo:rsid="0039edba"/>
    </style:style>
    <style:style style:name="T67" style:family="text">
      <style:text-properties officeooo:rsid="003aae68"/>
    </style:style>
    <style:style style:name="T68" style:family="text">
      <style:text-properties officeooo:rsid="003be749"/>
    </style:style>
    <style:style style:name="T69" style:family="text">
      <style:text-properties officeooo:rsid="003d7130"/>
    </style:style>
    <style:style style:name="T70" style:family="text">
      <style:text-properties officeooo:rsid="004161e0"/>
    </style:style>
    <style:style style:name="T71" style:family="text">
      <style:text-properties officeooo:rsid="004361dd"/>
    </style:style>
    <style:style style:name="T72" style:family="text">
      <style:text-properties officeooo:rsid="004488ea"/>
    </style:style>
    <style:style style:name="T73" style:family="text">
      <style:text-properties officeooo:rsid="00464343"/>
    </style:style>
    <style:style style:name="T74" style:family="text">
      <style:text-properties officeooo:rsid="0012d4af"/>
    </style:style>
    <style:style style:name="T75" style:family="text">
      <style:text-properties officeooo:rsid="0047e9ea"/>
    </style:style>
    <style:style style:name="T76" style:family="text">
      <style:text-properties officeooo:rsid="0049ce7f"/>
    </style:style>
    <style:style style:name="T77" style:family="text">
      <style:text-properties officeooo:rsid="004aa808"/>
    </style:style>
    <style:style style:name="T78" style:family="text">
      <style:text-properties officeooo:rsid="004b0d10"/>
    </style:style>
    <style:style style:name="fr1" style:family="graphic" style:parent-style-name="Frame">
      <style:graphic-properties style:vertical-pos="bottom" style:vertical-rel="page-content" style:horizontal-pos="center" style:horizontal-rel="page" fo:padding="0.15cm" fo:border="none"/>
    </style:style>
    <style:style style:name="fr2" style:family="graphic" style:parent-style-name="Frame">
      <style:graphic-properties style:vertical-pos="middle" style:vertical-rel="page-content" style:horizontal-pos="center" style:horizontal-rel="page" fo:background-color="transparent" draw:fill="none" draw:fill-color="#000000" fo:padding="0.15cm" fo:border="none" draw:wrap-influence-on-position="once-concurrent" loext:allow-overlap="false">
        <style:columns fo:column-count="1" fo:column-gap="0cm"/>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ight"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5"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right"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9" style:family="graphic" style:parent-style-name="Graphics">
      <style:graphic-properties style:horizontal-pos="outside"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number text:level="1" text:style-name="Numbering_20_Symbols" loext:num-list-format="%1%." style:num-suffix="." style:num-format="A"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Frame1" text:anchor-type="page" text:anchor-page-number="1" draw:z-index="15">
        <draw:text-box fo:min-height="12.226cm" fo:min-width="16.048cm">
          <text:p text:style-name="P7"><draw:frame draw:style-name="fr8" draw:name="Image1" text:anchor-type="char" svg:width="14.584cm" svg:height="1.808cm" draw:z-index="16"><draw:image xlink:href="Pictures/100088BA00000F78000001F0385CC07F.svg" xlink:type="simple" xlink:show="embed" xlink:actuate="onLoad" draw:mime-type="image/svg+xml"/><draw:image xlink:href="Pictures/1000000100000096000000137B06327D.png" xlink:type="simple" xlink:show="embed" xlink:actuate="onLoad" draw:mime-type="image/png"/></draw:frame><draw:frame draw:style-name="fr7" draw:name="Image2" text:anchor-type="char" svg:y="3.29cm" svg:width="9.897cm" svg:height="7.064cm" draw:z-index="17"><draw:image xlink:href="Pictures/1005AA6D0000093A0000068F9250ACEE.svg" xlink:type="simple" xlink:show="embed" xlink:actuate="onLoad" draw:mime-type="image/svg+xml"/><draw:image xlink:href="Pictures/10000001000000590000003F9FD268D0.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 text:style-name="T48">Liber v</text:span><text:span text:style-name="T2">ersion </text:span><text:span text:style-name="T3">2</text:span><text:span text:style-name="T2">.</text:span><text:span text:style-name="T4">1</text:span><text:span text:style-name="T2">.</text:span><text:span text:style-name="T6">1</text:span></text:p>
        </draw:text-box>
      </draw:frame>
      <text:p text:style-name="P63"/>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64">Table of Contents</text:p>
          </text:index-title>
          <text:p text:style-name="P49"><text:a xlink:type="simple" xlink:href="#__RefHeading___Toc3013_581465276" text:style-name="Index_20_Link" text:visited-style-name="Index_20_Link">Sanguine Modules Mutants<text:tab/>1</text:a></text:p>
          <text:p text:style-name="P49"><text:a xlink:type="simple" xlink:href="#__RefHeading___Toc106_2590220581" text:style-name="Index_20_Link" text:visited-style-name="Index_20_Link">The Modules<text:tab/>1</text:a></text:p>
          <text:p text:style-name="P50"><text:a xlink:type="simple" xlink:href="#__RefHeading___Toc1829_2961482888" text:style-name="Index_20_Link" text:visited-style-name="Index_20_Link">Apices – Multifunction Gap Filler<text:tab/>1</text:a></text:p>
          <text:p text:style-name="P51"><text:a xlink:type="simple" xlink:href="#__RefHeading___Toc1831_2961482888" text:style-name="Index_20_Link" text:visited-style-name="Index_20_Link">The Controls<text:tab/>1</text:a></text:p>
          <text:p text:style-name="P52"><text:a xlink:type="simple" xlink:href="#__RefHeading___Toc7086_1480213028" text:style-name="Index_20_Link" text:visited-style-name="Index_20_Link">Knobs and buttons<text:tab/>2</text:a></text:p>
          <text:p text:style-name="P52"><text:a xlink:type="simple" xlink:href="#__RefHeading___Toc1919_2961482888" text:style-name="Index_20_Link" text:visited-style-name="Index_20_Link">Inputs and outputs<text:tab/>4</text:a></text:p>
          <text:p text:style-name="P51"><text:a xlink:type="simple" xlink:href="#__RefHeading___Toc2186_2961482888" text:style-name="Index_20_Link" text:visited-style-name="Index_20_Link">The context menu<text:tab/>4</text:a></text:p>
          <text:p text:style-name="P51"><text:a xlink:type="simple" xlink:href="#__RefHeading___Toc2188_2961482888" text:style-name="Index_20_Link" text:visited-style-name="Index_20_Link">Bouncing ball mode<text:tab/>5</text:a></text:p>
          <text:p text:style-name="P52"><text:a xlink:type="simple" xlink:href="#__RefHeading___Toc2190_2961482888" text:style-name="Index_20_Link" text:visited-style-name="Index_20_Link">Parameters<text:tab/>5</text:a></text:p>
          <text:p text:style-name="P50"><text:a xlink:type="simple" xlink:href="#__RefHeading___Toc2984_581465276" text:style-name="Index_20_Link" text:visited-style-name="Index_20_Link">Mutants Blank – Rack sleekerizer<text:tab/>6</text:a></text:p>
          <text:p text:style-name="P50"><text:a xlink:type="simple" xlink:href="#__RefHeading___Toc528_2590220581" text:style-name="Index_20_Link" text:visited-style-name="Index_20_Link">Funes – Macro oscillator<text:tab/>7</text:a></text:p>
          <text:p text:style-name="P51"><text:a xlink:type="simple" xlink:href="#__RefHeading___Toc7088_1480213028" text:style-name="Index_20_Link" text:visited-style-name="Index_20_Link">The Controls<text:tab/>7</text:a></text:p>
          <text:p text:style-name="P52"><text:a xlink:type="simple" xlink:href="#__RefHeading___Toc3015_581465276" text:style-name="Index_20_Link" text:visited-style-name="Index_20_Link">Knobs<text:tab/>7</text:a></text:p>
          <text:p text:style-name="P52"><text:a xlink:type="simple" xlink:href="#__RefHeading___Toc852_2590220581" text:style-name="Index_20_Link" text:visited-style-name="Index_20_Link">Inputs and outputs<text:tab/>9</text:a></text:p>
          <text:p text:style-name="P51"><text:a xlink:type="simple" xlink:href="#__RefHeading___Toc941_2590220581" text:style-name="Index_20_Link" text:visited-style-name="Index_20_Link">The context menu<text:tab/>11</text:a></text:p>
          <text:p text:style-name="P49"><text:a xlink:type="simple" xlink:href="#__RefHeading___Toc1058_2590220581" text:style-name="Index_20_Link" text:visited-style-name="Index_20_Link">Acknowledgments &amp; thanks<text:tab/>13</text:a></text:p>
          <text:p text:style-name="P49"><text:a xlink:type="simple" xlink:href="#__RefHeading___Toc2986_581465276" text:style-name="Index_20_Link" text:visited-style-name="Index_20_Link">Contact<text:tab/>14</text:a></text:p>
          <text:p text:style-name="P49"><text:a xlink:type="simple" xlink:href="#__RefHeading___Toc1235_3029126145" text:style-name="Index_20_Link" text:visited-style-name="Index_20_Link">Disclaimer<text:tab/>14</text:a></text:p>
          <text:p text:style-name="P49"><text:a xlink:type="simple" xlink:href="#__RefHeading___Toc1060_2590220581" text:style-name="Index_20_Link" text:visited-style-name="Index_20_Link">Licenses &amp; Copyrights<text:tab/>15</text:a></text:p>
        </text:index-body>
      </text:table-of-content>
      <text:p text:style-name="Standard"/>
      <text:h text:style-name="P66" text:outline-level="1"><text:bookmark-start text:name="__RefHeading___Toc3013_581465276"/>Sanguine Modules Mutants<text:bookmark-end text:name="__RefHeading___Toc3013_581465276"/></text:h>
      <text:p text:style-name="P46"><text:span text:style-name="T54">It is our sincere </text:span>hope th<text:span text:style-name="T60">ese</text:span> modules <text:span text:style-name="T54">excite you as much as they did us when creating them</text:span> and <text:span text:style-name="T54">fuel</text:span> all your musical <text:span text:style-name="T54">ventures</text:span>!</text:p>
      <text:p text:style-name="P47"><text:span text:style-name="T59">In a hurry? </text:span><text:span text:style-name="T56">I</text:span><text:span text:style-name="T55">f you are looking for </text:span><text:span text:style-name="T57">the instructions </text:span><text:span text:style-name="T58">for</text:span><text:span text:style-name="T55"> a specific module, use the handy provided table of contents. The modules are </text:span><text:span text:style-name="T57">presented</text:span><text:span text:style-name="T55"> in alphabetical order.</text:span></text:p>
      <text:h text:style-name="Heading_20_1" text:outline-level="1"><text:bookmark-start text:name="__RefHeading___Toc106_2590220581"/>The Modules<text:bookmark-end text:name="__RefHeading___Toc106_2590220581"/></text:h>
      <text:h text:style-name="P68" text:outline-level="2"><text:bookmark-start text:name="__RefHeading___Toc1829_2961482888"/>Apices – Multifunction Gap Filler<text:bookmark-end text:name="__RefHeading___Toc1829_2961482888"/></text:h>
      <text:p text:style-name="P60">A two-channel multi-mode trigger/gate processor and noise maker. <text:span text:style-name="T76">This fun module offers a lot of functionality that is made easier with our no holds barred interface. We hope this module can keep your beats kicking!</text:span></text:p>
      <text:p text:style-name="P60">Based on Mutable Instruments’ Peaks.</text:p>
      <text:p text:style-name="P60">This manual covers basic operation; but some modes are better understood by connecting the module to a scope and experimenting with it.</text:p>
      <text:p text:style-name="Horizontal_20_Line"/>
      <text:h text:style-name="Heading_20_3" text:outline-level="3"><text:bookmark-start text:name="__RefHeading___Toc1831_2961482888"/>The Controls<text:bookmark-end text:name="__RefHeading___Toc1831_2961482888"/></text:h>
      <text:p text:style-name="Text_20_body"><draw:frame draw:style-name="fr3" draw:name="Image7" text:anchor-type="char" svg:width="7.061cm" svg:height="7.999cm" draw:z-index="23"><draw:image xlink:href="Pictures/100987A500002C800000325DD9F9FD5F.svg" xlink:type="simple" xlink:show="embed" xlink:actuate="onLoad" draw:mime-type="image/svg+xml"/><draw:image xlink:href="Pictures/10000001000001AF000001E7F2A512D0.png" xlink:type="simple" xlink:show="embed" xlink:actuate="onLoad" draw:mime-type="image/png"/></draw:frame></text:p>
      <text:p text:style-name="P62"><text:line-break/><text:line-break/><text:line-break/><text:line-break/><text:line-break/><text:line-break/><text:line-break/><text:line-break/><text:line-break/><text:line-break/><text:line-break/><text:line-break/><text:line-break/></text:p>
      <text:h text:style-name="Heading_20_4" text:outline-level="4"><text:bookmark-start text:name="__RefHeading___Toc7086_1480213028"/><text:soft-page-break/>Knobs and buttons<text:bookmark-end text:name="__RefHeading___Toc7086_1480213028"/></text:h>
      <text:list text:style-name="L1">
        <text:list-item>
          <text:p text:style-name="P75">MODE:<text:span text:style-name="T8"> selects one of the ten available modes for both channels or the currently selected channel (</text:span>EXPERT <text:span text:style-name="T68">MODE</text:span><text:span text:style-name="T8"> (B) and </text:span><text:span text:style-name="T26">(C)</text:span><text:span text:style-name="T8"> </text:span><text:span text:style-name="T26">dependent</text:span><text:span text:style-name="T8">).</text:span></text:p>
          <text:p text:style-name="P75"><text:span text:style-name="T8">The selected mode is displayed for each channel using one of the displays to the left of the </text:span>MODE<text:span text:style-name="T8"> knob </text:span><text:span text:style-name="T26">and the LEDs around it</text:span><text:span text:style-name="T8">.</text:span></text:p>
          <text:p text:style-name="P76"><text:span text:style-name="T8">The modes and their display are as follows </text:span><text:span text:style-name="T25">(hardware easter-egg modes are marked with </text:span><text:span text:style-name="T64">▀ in the display; </text:span><text:span text:style-name="T65">hardware secret modes are marked with &amp;, and hardware disabled modes enabled in Apices are marked with @)</text:span></text:p>
        </text:list-item>
      </text:list>
      <table:table table:name="Table2" table:style-name="Table2">
        <table:table-column table:style-name="Table2.A"/>
        <table:table-column table:style-name="Table2.B"/>
        <table:table-row>
          <table:table-cell table:style-name="Table2.A1" office:value-type="string">
            <text:p text:style-name="P22">MODE</text:p>
          </table:table-cell>
          <table:table-cell table:style-name="Table2.B1" office:value-type="string">
            <text:p text:style-name="P22">DISPLAY</text:p>
          </table:table-cell>
        </table:table-row>
        <table:table-row>
          <table:table-cell table:style-name="Table2.A2" office:value-type="string">
            <text:p text:style-name="P54">Envelope</text:p>
          </table:table-cell>
          <table:table-cell table:style-name="Table2.B2" office:value-type="string">
            <text:p text:style-name="P54">ENVELOPE</text:p>
          </table:table-cell>
        </table:table-row>
        <table:table-row>
          <table:table-cell table:style-name="Table2.A2" office:value-type="string">
            <text:p text:style-name="P55">LFO</text:p>
          </table:table-cell>
          <table:table-cell table:style-name="Table2.B2" office:value-type="string">
            <text:p text:style-name="P55">LFO</text:p>
          </table:table-cell>
        </table:table-row>
        <table:table-row>
          <table:table-cell table:style-name="Table2.A2" office:value-type="string">
            <text:p text:style-name="P54">TAP LFO</text:p>
          </table:table-cell>
          <table:table-cell table:style-name="Table2.B2" office:value-type="string">
            <text:p text:style-name="P54">TAP LFO</text:p>
          </table:table-cell>
        </table:table-row>
        <table:table-row>
          <table:table-cell table:style-name="Table2.A2" office:value-type="string">
            <text:p text:style-name="P56">Drum <text:span text:style-name="T76">g</text:span>enerat<text:span text:style-name="T66">ion</text:span></text:p>
          </table:table-cell>
          <table:table-cell table:style-name="Table2.B2" office:value-type="string">
            <text:p text:style-name="P56">DRUM GENERAT</text:p>
          </table:table-cell>
        </table:table-row>
        <table:table-row>
          <table:table-cell table:style-name="Table2.A2" office:value-type="string">
            <text:p text:style-name="P57">Sequencer</text:p>
          </table:table-cell>
          <table:table-cell table:style-name="Table2.B2" office:value-type="string">
            <text:p text:style-name="P57">SEQUENCER<text:span text:style-name="T62">▀</text:span></text:p>
          </table:table-cell>
        </table:table-row>
        <table:table-row>
          <table:table-cell table:style-name="Table2.A2" office:value-type="string">
            <text:p text:style-name="P3">Trigger delay/shaper</text:p>
          </table:table-cell>
          <table:table-cell table:style-name="Table2.B2" office:value-type="string">
            <text:p text:style-name="P59"><text:span text:style-name="T70">TRG</text:span>. SHAPE<text:span text:style-name="T63">▀</text:span></text:p>
          </table:table-cell>
        </table:table-row>
        <table:table-row>
          <table:table-cell table:style-name="Table2.A2" office:value-type="string">
            <text:p text:style-name="P2">Trigger stream randomizer </text:p>
          </table:table-cell>
          <table:table-cell table:style-name="Table2.B2" office:value-type="string">
            <text:p text:style-name="P58"><text:span text:style-name="T70">TRG</text:span>. RANDOM<text:span text:style-name="T63">▀</text:span></text:p>
          </table:table-cell>
        </table:table-row>
        <table:table-row>
          <table:table-cell table:style-name="Table2.A2" office:value-type="string">
            <text:p text:style-name="P3">Digital drum synth</text:p>
          </table:table-cell>
          <table:table-cell table:style-name="Table2.B2" office:value-type="string">
            <text:p text:style-name="P59"><text:span text:style-name="T70">DIGI. </text:span>DRUM<text:span text:style-name="T70">S</text:span><text:span text:style-name="T63">▀</text:span></text:p>
          </table:table-cell>
        </table:table-row>
        <table:table-row>
          <table:table-cell table:style-name="Table2.A2" office:value-type="string">
            <text:p text:style-name="P58">Number station</text:p>
          </table:table-cell>
          <table:table-cell table:style-name="Table2.B2" office:value-type="string">
            <text:p text:style-name="P58">NUMBER STAT&amp;</text:p>
          </table:table-cell>
        </table:table-row>
        <table:table-row>
          <table:table-cell table:style-name="Table2.A2" office:value-type="string">
            <text:p text:style-name="P59">Bouncing ball</text:p>
          </table:table-cell>
          <table:table-cell table:style-name="Table2.B2" office:value-type="string">
            <text:p text:style-name="P59">BOUNCE BALL@</text:p>
          </table:table-cell>
        </table:table-row>
      </table:table>
      <text:list text:style-name="L2">
        <text:list-header>
          <text:p text:style-name="P77"/>
        </text:list-header>
        <text:list-item>
          <text:p text:style-name="P78">CHANNEL SELECT: <text:span text:style-name="T8">selects between channels 1 and 2 when </text:span>EXPERT <text:span text:style-name="T67">MODE </text:span><text:span text:style-name="T8">(C) is enabled, when it is disabled this button</text:span><text:span text:style-name="T27"> </text:span><text:span text:style-name="T28">has no function</text:span><text:span text:style-name="T8">.</text:span></text:p>
          <text:p text:style-name="P79"><text:span text:style-name="T8">The selected channel is shown using the red LEDs to the left of the mode displays: both LEDs are lit when </text:span>EXPERT <text:span text:style-name="T67">MODE</text:span><text:span text:style-name="T8"> is disabled, and either 1 or 2 blink </text:span><text:span text:style-name="T36">using different rhythms</text:span><text:span text:style-name="T8"> when EXPERT is enabled to indicate the channel </text:span><text:span text:style-name="T36">you are currently editing</text:span><text:span text:style-name="T8">.</text:span></text:p>
          <text:p text:style-name="P78"><text:span text:style-name="T8">When</text:span> <text:span text:style-name="T67">EXPERT MODE</text:span> <text:span text:style-name="T8">is enabled </text:span><text:span text:style-name="T28">this button</text:span><text:span text:style-name="T8"> glows either green or yellow depending on the channel selected for edition; </text:span><text:span text:style-name="T28">the LEDs around </text:span><text:span text:style-name="T67">SPLIT</text:span><text:span text:style-name="T28"> (G) (see below) change color, following this button, to show the channel the knobs are affecting.</text:span></text:p>
        </text:list-item>
        <text:list-item>
          <text:p text:style-name="P79">EXPERT MODE TOGGLE<text:span text:style-name="T8">: enables and disables</text:span> EXPERT <text:span text:style-name="T68">MODE</text:span><text:span text:style-name="T29">.</text:span><text:span text:style-name="T8"> </text:span></text:p>
          <text:p text:style-name="P80"><text:span text:style-name="T8">This module is quite versatile: </text:span><text:span text:style-name="T36">when operating in</text:span><text:span text:style-name="T8"> standard mode </text:span><text:span text:style-name="T29">(</text:span><text:span text:style-name="T68">EXPERT MODE</text:span><text:span text:style-name="T29"> disabled) </text:span><text:span text:style-name="T36">whatever mode you set using the knob is applied to</text:span><text:span text:style-name="T8"> both channels (indicated by both red LEDs next to the mode displays staying steadily lit). </text:span>EXPERT <text:span text:style-name="T68">MODE</text:span><text:span text:style-name="T8"> lets you control </text:span><text:span text:style-name="T29">each channe</text:span><text:span text:style-name="T36">l</text:span><text:span text:style-name="T29"> independently, selecting modes and parameters </text:span><text:span text:style-name="T36">separately for each one</text:span><text:span text:style-name="T29"> without affecting the other </text:span><text:span text:style-name="T36">(check the Context menu section below for a note about the knobs)</text:span><text:span text:style-name="T29">.</text:span></text:p>
          <text:p text:style-name="P79"><text:soft-page-break/><text:span text:style-name="T8">When this mode is enabled the button glows blue and the </text:span>CHANNEL SELECT<text:span text:style-name="T8"> button is ready for action, glowing either green or yellow depending on the channel selected for edition.</text:span></text:p>
          <text:p text:style-name="P98">This mode offers complete, granular control of every parameter for each channel at the expense of complexity.</text:p>
        </text:list-item>
      </text:list>
      <text:p text:style-name="P29">D, E, H, I:<text:span text:style-name="T8"> these </text:span><text:span text:style-name="T32">red and blue</text:span><text:span text:style-name="T8"> knobs set the parameters for the currently selected mode and are dependent on </text:span><text:span text:style-name="T30">it. The OLED displays adjacent to each knob display terse </text:span><text:span text:style-name="T36">descriptions</text:span><text:span text:style-name="T30"> of wh</text:span><text:span text:style-name="T36">ich parameter</text:span><text:span text:style-name="T30"> </text:span><text:span text:style-name="T36">a given</text:span><text:span text:style-name="T30"> knob affects </text:span><text:span text:style-name="T36">and to which channels </text:span><text:span text:style-name="T37">it applies</text:span><text:span text:style-name="T30">, </text:span><text:span text:style-name="T36">according to mode selections.</text:span></text:p>
      <text:p text:style-name="P41">Examples: </text:p>
      <text:list text:style-name="L3">
        <text:list-item>
          <text:p text:style-name="P107"><text:span text:style-name="T30">The module is set to standard </text:span><text:span text:style-name="T31">mode</text:span><text:span text:style-name="T30"> (see above) twin (see below) LFO mode: the knob labeled “1” affects the Frequency for both channels and its display reads “1&amp;2. Frequency”, </text:span><text:span text:style-name="T31">while the knob labeled “3” affects the waveform variation for both channels and its display reads “1&amp;2. Wave. Var.”</text:span><text:span text:style-name="T30">.</text:span></text:p>
        </text:list-item>
        <text:list-item>
          <text:p text:style-name="P112"><text:span text:style-name="T8">The module is set to standard </text:span><text:span text:style-name="T31">mode</text:span><text:span text:style-name="T8"> (see above) </text:span><text:span text:style-name="T38">SPLIT</text:span><text:span text:style-name="T8"> (G) (see below) Drum </text:span><text:span text:style-name="T37">g</text:span><text:span text:style-name="T8">eneration mode: the knob labeled “1” affects the tone for the bass drum in channel 1 and its display reads “1. BD Tone”, while the knob labeled “3” affects the tone for the snare drum in channel 2 and its display reads “2. SD Tone”.</text:span></text:p>
        </text:list-item>
        <text:list-item>
          <text:p text:style-name="P113"><text:span text:style-name="T8">The module is set to </text:span><text:span text:style-name="T38">EXPERT MODE</text:span><text:span text:style-name="T8"> (C) (see above); channel 2 is selected, and its mode is Envelope: all knobs affect only this channel and, in this case, the knob labeled “1” affects the envelope’s attack, its display reads “2. Attack”, and the knob labeled “3” affects the envelope’s sustain, it’s display reads “2. Sustain”.</text:span></text:p>
        </text:list-item>
      </text:list>
      <text:p text:style-name="P28"><text:span text:style-name="T30">For a detailed explanation of the </text:span><text:span text:style-name="T37">regular</text:span><text:span text:style-name="T30">, easter egg and secret modes </text:span><text:span text:style-name="T37">present in unmodified hardware,</text:span><text:span text:style-name="T30"> please refer </text:span><text:span text:style-name="T31">to the original hardware’s manuals found at:</text:span></text:p>
      <text:list text:style-name="L4">
        <text:list-item>
          <text:p text:style-name="P114"><text:span text:style-name="T31">For </text:span><text:span text:style-name="T37">regular</text:span><text:span text:style-name="T31"> and easter egg modes:<text:line-break/></text:span><text:a xlink:type="simple" xlink:href="https://pichenettes.github.io/mutable-instruments-documentation/modules/peaks/manual/" text:style-name="Internet_20_link" text:visited-style-name="Visited_20_Internet_20_Link"><text:span text:style-name="T31">https://pichenettes.github.io/mutable-instruments-documentation/modules/peaks/manual/</text:span></text:a></text:p>
        </text:list-item>
        <text:list-item>
          <text:p text:style-name="P99">For number station mode:</text:p>
          <text:p text:style-name="P114"><text:a xlink:type="simple" xlink:href="https://pichenettes.github.io/mutable-instruments-documentation/modules/peaks/secrets/" text:style-name="Internet_20_link" text:visited-style-name="Visited_20_Internet_20_Link"><text:span text:style-name="T31">https://pichenettes.github.io/mutable-instruments-documentation/modules/peaks/secrets/</text:span></text:a></text:p>
        </text:list-item>
      </text:list>
      <text:p text:style-name="P42">An explanation of the bouncing ball mode is found below.</text:p>
      <text:p text:style-name="P30">F, J:<text:span text:style-name="T8"> manual triggers for channel 1 and 2, respectively.</text:span></text:p>
      <text:list text:style-name="L5">
        <text:list-item>
          <text:p text:style-name="P81"><text:soft-page-break/>SPLIT MODE:<text:span text:style-name="T8"> </text:span><text:span text:style-name="T32">this button switches standard mode (see above) between twin and split modes. When </text:span><text:span text:style-name="T77">SPLIT MODE</text:span><text:span text:style-name="T32"> is enabled this button glows red. It is disabled in </text:span><text:span text:style-name="T69">EXPERT MODE</text:span><text:span text:style-name="T32"> (see above).</text:span></text:p>
          <text:p text:style-name="P82"><text:span text:style-name="T8">When the module is set to twin mode </text:span><text:span text:style-name="T37">(</text:span><text:span text:style-name="T77">SPLIT MODE</text:span><text:span text:style-name="T37"> red light is off)</text:span><text:span text:style-name="T8"> both red knobs and both blue knobs affect different parameters for both channels of the currently selected mode. The LEDs beside the knobs glow purple to show both channels are combined. In this mode you get more control over every parameter but less granularity between channels.</text:span></text:p>
          <text:p text:style-name="P82"><text:span text:style-name="T8">When the module is set to </text:span>SPLIT MODE<text:span text:style-name="T8"> the button glows red, the red knobs affect parameters for channel 1 while the blue knobs affect parameters for channel 2. The LEDs next to the red knobs glow red to indicate those knobs affect channel 1 and the LEDs next to the blue knobs glow blue to convey those knobs affect channel 2. In this mode you get more granularity over channel parameters at the expense of less control over individual parameters. For complete control… use </text:span>EXPERT MODE<text:span text:style-name="T8">!</text:span></text:p>
        </text:list-item>
      </text:list>
      <text:p text:style-name="Horizontal_20_Line"/>
      <text:h text:style-name="Heading_20_4" text:outline-level="4"><text:bookmark-start text:name="__RefHeading___Toc1919_2961482888"/>Inputs and outputs<text:bookmark-end text:name="__RefHeading___Toc1919_2961482888"/></text:h>
      <text:list text:style-name="L6">
        <text:list-item>
          <text:p text:style-name="P83">Trigger 1 input:<text:span text:style-name="T8"> receives trigger signals for channel 1.</text:span></text:p>
        </text:list-item>
        <text:list-item>
          <text:p text:style-name="P83">Trigger 2 input:<text:span text:style-name="T8"> receives trigger signals for channel 2.</text:span></text:p>
        </text:list-item>
        <text:list-item>
          <text:p text:style-name="P83">Channel 1 output:<text:span text:style-name="T8"> emits channel 1 signals.</text:span></text:p>
        </text:list-item>
        <text:list-item>
          <text:p text:style-name="P83">Channel 2 output:<text:span text:style-name="T8"> emits channel 2 signals.</text:span></text:p>
        </text:list-item>
      </text:list>
      <text:p text:style-name="Horizontal_20_Line"/>
      <text:h text:style-name="Heading_20_3" text:outline-level="3"><text:bookmark-start text:name="__RefHeading___Toc2186_2961482888"/>The context menu<text:bookmark-end text:name="__RefHeading___Toc2186_2961482888"/></text:h>
      <text:p text:style-name="P53"><text:line-break/><text:line-break/><draw:frame draw:style-name="fr6" draw:name="Image9" text:anchor-type="char" svg:width="4.763cm" svg:height="0.741cm" draw:z-index="24"><draw:image xlink:href="Pictures/10000000000000B40000001C17BADE73.png" xlink:type="simple" xlink:show="embed" xlink:actuate="onLoad" draw:mime-type="image/png"/></draw:frame><text:span text:style-name="T73">Apices</text:span><text:span text:style-name="T74"> offers the standard VCV Rack standard context menu with </text:span><text:span text:style-name="T73">one</text:span><text:span text:style-name="T74"> addition:</text:span></text:p>
      <text:list text:style-name="L7">
        <text:list-item>
          <text:p text:style-name="P115"><text:span text:style-name="T43">Knob pickup (snap)</text:span><text:span text:style-name="T42">:</text:span><text:span text:style-name="T18"> </text:span><text:span text:style-name="T34">when using </text:span><text:span text:style-name="T43">EXPERT mode</text:span><text:span text:style-name="T34"> and switching between the two channels the knobs immediately affect the parameters of the newly selected channel with their current positions. To prevent this and make the knobs affect the parameters of the newly selected channel only after they have been moved to their previous value within that channel enable this menu option (disabled by default).</text:span></text:p>
        </text:list-item>
      </text:list>
      <text:p text:style-name="Horizontal_20_Line"/>
      <text:h text:style-name="P70" text:outline-level="3"><text:bookmark-start text:name="__RefHeading___Toc2188_2961482888"/><text:soft-page-break/>Bouncing ball mode<text:bookmark-end text:name="__RefHeading___Toc2188_2961482888"/></text:h>
      <text:p text:style-name="P61"><draw:frame draw:style-name="fr5" draw:name="Image8" text:anchor-type="as-char" svg:width="6.38cm" svg:height="4.399cm" draw:z-index="20"><draw:image xlink:href="Pictures/10000000000001870000010D5041C478.png" xlink:type="simple" xlink:show="embed" xlink:actuate="onLoad" draw:mime-type="image/png"/></draw:frame></text:p>
      <text:p text:style-name="P116">This envelope generator produces signals not unlike bouncing a ball in a basketball court.</text:p>
      <text:p text:style-name="P61"><text:span text:style-name="T71">Experiment with the </text:span><text:span text:style-name="T76">parameters</text:span><text:span text:style-name="T71"> and an oscilloscope to get a feel (and visual representation) </text:span><text:span text:style-name="T72">of</text:span><text:span text:style-name="T71"> how the different parameters affect the envelope.</text:span></text:p>
      <text:h text:style-name="P74" text:outline-level="4"><text:bookmark-start text:name="__RefHeading___Toc2190_2961482888"/>Parameters<text:bookmark-end text:name="__RefHeading___Toc2190_2961482888"/></text:h>
      <text:list text:style-name="L8">
        <text:list-item>
          <text:p text:style-name="P117"><text:span text:style-name="T38">Gravity:</text:span><text:span text:style-name="T8"> </text:span><text:span text:style-name="T33">h</text:span>ow fast the ball drops to the ground: the further <text:span text:style-name="T75">clockwise </text:span>the knob is, the floatier the ball gets.</text:p>
        </text:list-item>
        <text:list-item>
          <text:p text:style-name="P84">Bounce:<text:span text:style-name="T8"> how much potential energy the ball keeps when falling to the ground. Setting the knob to high clockwise values can make your ball bounce forever </text:span><text:span text:style-name="T35">(paired with a high gravity this can also make your ball bounce really high!)</text:span><text:span text:style-name="T8">.</text:span></text:p>
        </text:list-item>
        <text:list-item>
          <text:p text:style-name="P84">Amplitude:<text:span text:style-name="T8"> how much force is applied to the initial ball throw. The further the knob is counterclockwise the lower the ball starts when triggered. A fully counterclockwise knob means the ball doesn’t get off the ground </text:span><text:span text:style-name="T35">at all</text:span><text:span text:style-name="T8">.</text:span></text:p>
        </text:list-item>
        <text:list-item>
          <text:p text:style-name="P84">Velocity:<text:span text:style-name="T8"> how much the ball travels forward initially. Lower, counterclockwise values, produce envelopes with an initial sharper peak.</text:span></text:p>
        </text:list-item>
      </text:list>
      <text:h text:style-name="P69" text:outline-level="2"><text:bookmark-start text:name="__RefHeading___Toc2984_581465276"/><text:span text:style-name="T54">Mutants </text:span>Blank – <text:span text:style-name="T78">Rack sleekerizer</text:span><text:bookmark-end text:name="__RefHeading___Toc2984_581465276"/></text:h>
      <text:p text:style-name="P48">It’s not Mutable or Audible; but who doesn’t want a lovely goblin sitting on their Rack along with<text:span text:style-name="T54"> the Mutants logo?</text:span></text:p>
      <text:p text:style-name="P45"><text:span text:style-name="T54">Makes your Rack look sleek</text:span>.</text:p>
      <text:p text:style-name="P45"><text:span text:style-name="T54">Mutants don’t need no controls</text:span>.</text:p>
      <text:p text:style-name="P15"><text:span text:style-name="T52">Bypassing the module turns </text:span><text:span text:style-name="T53">its</text:span><text:span text:style-name="T52"> lights off</text:span></text:p>
      <text:p text:style-name="Horizontal_20_Line"/>
      <text:p text:style-name="P15"><text:span text:style-name="T52">.</text:span><draw:frame draw:style-name="fr4" draw:name="Image6" text:anchor-type="char" svg:width="3.161cm" svg:height="7.999cm" draw:z-index="22"><draw:image xlink:href="Pictures/1006D911000013D8000032326DEECB71.svg" xlink:type="simple" xlink:show="embed" xlink:actuate="onLoad" draw:mime-type="image/svg+xml"/><draw:image xlink:href="Pictures/10000001000000C0000001E62BA03916.png" xlink:type="simple" xlink:show="embed" xlink:actuate="onLoad" draw:mime-type="image/png"/></draw:frame></text:p>
      <text:p text:style-name="Text_20_body"><text:line-break/><text:line-break/><text:line-break/><text:line-break/><text:line-break/><text:line-break/><text:line-break/><text:line-break/><text:line-break/><text:line-break/><text:line-break/><text:line-break/></text:p>
      <text:h text:style-name="P69" text:outline-level="2"><text:bookmark-start text:name="__RefHeading___Toc528_2590220581"/>Funes – <text:span text:style-name="T61">Macro oscillator</text:span><text:bookmark-end text:name="__RefHeading___Toc528_2590220581"/></text:h>
      <text:p text:style-name="P11"><text:span text:style-name="T7">Featuring twenty four synthesis models that range from filtered classic wave shapes to synthetic hi-hats, </text:span>Funes is a <text:span text:style-name="T45">polyphonic </text:span>macro <text:span text:style-name="T7">oscillator</text:span> <text:span text:style-name="T1">t</text:span><text:span text:style-name="T48">hat</text:span><text:span text:style-name="T1"> cater</text:span><text:span text:style-name="T48">s</text:span><text:span text:style-name="T1"> to your every musical need.</text:span></text:p>
      <text:p text:style-name="P25">Funes is based on Mutable Instruments’ well known macro oscillator “Plaits”, with the latest 1.2 released firmware.</text:p>
      <text:p text:style-name="P32">This manual covers basic operation; but a lot of enjoyment comes from experimentation and discovery. Have fun!</text:p>
      <text:p text:style-name="P43"/>
      <text:h text:style-name="P71" text:outline-level="3"><text:bookmark-start text:name="__RefHeading___Toc7088_1480213028"/>The Controls<text:bookmark-end text:name="__RefHeading___Toc7088_1480213028"/></text:h>
      <text:p text:style-name="Text_20_body"><text:bookmark-start text:name="__RefHeading___Toc7090_1480213028"/><draw:frame draw:style-name="fr3" draw:name="Image3" text:anchor-type="char" svg:width="11.13cm" svg:height="7.999cm" draw:z-index="18"><draw:image xlink:href="Pictures/1008F865000045F2000032500A5C131D.svg" xlink:type="simple" xlink:show="embed" xlink:actuate="onLoad" draw:mime-type="image/svg+xml"/><draw:image xlink:href="Pictures/10000001000002A5000001E7326297C3.png" xlink:type="simple" xlink:show="embed" xlink:actuate="onLoad" draw:mime-type="image/png"/></draw:frame><text:line-break/><text:bookmark-end text:name="__RefHeading___Toc7090_1480213028"/></text:p>
      <text:p text:style-name="Text_20_body"/>
      <text:p text:style-name="Text_20_body"/>
      <text:p text:style-name="Text_20_body"/>
      <text:p text:style-name="Text_20_body"/>
      <text:p text:style-name="Text_20_body"/>
      <text:p text:style-name="Text_20_body"/>
      <text:p text:style-name="Text_20_body"/>
      <text:h text:style-name="Heading_20_4" text:outline-level="4"/>
      <text:p text:style-name="Standard"/>
      <text:h text:style-name="Heading_20_4" text:outline-level="4"><text:bookmark-start text:name="__RefHeading___Toc3015_581465276"/>Knobs<text:bookmark-end text:name="__RefHeading___Toc3015_581465276"/></text:h>
      <text:list text:style-name="L9">
        <text:list-item>
          <text:p text:style-name="P85">M<text:span text:style-name="T47">ODEL</text:span>:<text:span text:style-name="T8"> twist it back and forth to select the synthesis model. The </text:span><text:span text:style-name="T24">available</text:span><text:span text:style-name="T8"> models are separated in three banks </text:span><text:span text:style-name="T24">of eight</text:span><text:span text:style-name="T8">.</text:span></text:p>
          <text:p text:style-name="P100">Each of the LEDs at the top represent one of the models and reflect both the selected model and the bank it’s contained in using one of three colors.</text:p>
          <text:p text:style-name="P86"><text:span text:style-name="T24">The model banks are separated as follows</text:span><text:span text:style-name="T8">: pitched </text:span><text:span text:style-name="T10">(green LEDs)</text:span><text:span text:style-name="T8">, noise/percussive </text:span><text:span text:style-name="T10">(red LEDs)</text:span><text:span text:style-name="T8"> and new synthesis </text:span><text:span text:style-name="T10">(orange LEDs). </text:span><text:span text:style-name="T8">The character display </text:span><text:span text:style-name="T24">uses an eight letter code to present your selection</text:span><text:span text:style-name="T8">.</text:span></text:p>
          <text:p text:style-name="P101"><text:soft-page-break/>The available synthesis models are:</text:p>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0">Model #</text:p>
          </table:table-cell>
          <table:table-cell table:style-name="Table1.A1" office:value-type="string">
            <text:p text:style-name="P19">Model</text:p>
          </table:table-cell>
          <table:table-cell table:style-name="Table1.A1" office:value-type="string">
            <text:p text:style-name="P19">Display</text:p>
          </table:table-cell>
          <table:table-cell table:style-name="Table1.A1" office:value-type="string">
            <text:p text:style-name="P19">LED<text:span text:style-name="T44">s</text:span> color</text:p>
          </table:table-cell>
          <table:table-cell table:style-name="Table1.E1" office:value-type="string">
            <text:p text:style-name="P21">Note<text:note text:id="ftn1" text:note-class="footnote"><text:note-citation>1</text:note-citation><text:note-body><text:p text:style-name="P4">Only <text:span text:style-name="T46">available </text:span>when “C0 model modulation” is checked in the context menu.</text:p></text:note-body></text:note></text:p>
          </table:table-cell>
        </table:table-row>
        <table:table-row>
          <table:table-cell table:style-name="Table1.A2" office:value-type="string">
            <text:p text:style-name="P17">1</text:p>
          </table:table-cell>
          <table:table-cell table:style-name="Table1.A2" office:value-type="string">
            <text:p text:style-name="P12">Classic waveshapes with filter.</text:p>
          </table:table-cell>
          <table:table-cell table:style-name="Table1.A2" office:value-type="string">
            <text:p text:style-name="P8">FLTRWAVE</text:p>
          </table:table-cell>
          <table:table-cell table:style-name="Table1.A2" office:value-type="string">
            <text:p text:style-name="P23">Orange</text:p>
          </table:table-cell>
          <table:table-cell table:style-name="Table1.E2" office:value-type="string">
            <text:p text:style-name="P5">C0</text:p>
          </table:table-cell>
        </table:table-row>
        <table:table-row>
          <table:table-cell table:style-name="Table1.A2" office:value-type="string">
            <text:p text:style-name="P18">2</text:p>
          </table:table-cell>
          <table:table-cell table:style-name="Table1.A2" office:value-type="string">
            <text:p text:style-name="P13">Phase distortion</text:p>
          </table:table-cell>
          <table:table-cell table:style-name="Table1.A2" office:value-type="string">
            <text:p text:style-name="P9">PHASDIST</text:p>
          </table:table-cell>
          <table:table-cell table:style-name="Table1.A2" office:value-type="string">
            <text:p text:style-name="P24">Orange</text:p>
          </table:table-cell>
          <table:table-cell table:style-name="Table1.E2" office:value-type="string">
            <text:p text:style-name="P6">C#0</text:p>
          </table:table-cell>
        </table:table-row>
        <table:table-row>
          <table:table-cell table:style-name="Table1.A2" office:value-type="string">
            <text:p text:style-name="P17">3</text:p>
          </table:table-cell>
          <table:table-cell table:style-name="Table1.A2" office:value-type="string">
            <text:p text:style-name="P12">6-operator FM 1</text:p>
          </table:table-cell>
          <table:table-cell table:style-name="Table1.A2" office:value-type="string">
            <text:p text:style-name="P8">6 OP.FM1</text:p>
          </table:table-cell>
          <table:table-cell table:style-name="Table1.A2" office:value-type="string">
            <text:p text:style-name="P23">Orange</text:p>
          </table:table-cell>
          <table:table-cell table:style-name="Table1.E2" office:value-type="string">
            <text:p text:style-name="P5">D0</text:p>
          </table:table-cell>
        </table:table-row>
        <table:table-row>
          <table:table-cell table:style-name="Table1.A2" office:value-type="string">
            <text:p text:style-name="P18">4</text:p>
          </table:table-cell>
          <table:table-cell table:style-name="Table1.A2" office:value-type="string">
            <text:p text:style-name="P13">6-operator FM 2</text:p>
          </table:table-cell>
          <table:table-cell table:style-name="Table1.A2" office:value-type="string">
            <text:p text:style-name="P9">6 OP.FM2</text:p>
          </table:table-cell>
          <table:table-cell table:style-name="Table1.A2" office:value-type="string">
            <text:p text:style-name="P24">Orange</text:p>
          </table:table-cell>
          <table:table-cell table:style-name="Table1.E2" office:value-type="string">
            <text:p text:style-name="P6">D#0</text:p>
          </table:table-cell>
        </table:table-row>
        <table:table-row>
          <table:table-cell table:style-name="Table1.A2" office:value-type="string">
            <text:p text:style-name="P17">5</text:p>
          </table:table-cell>
          <table:table-cell table:style-name="Table1.A2" office:value-type="string">
            <text:p text:style-name="P12">6-operator FM 3</text:p>
          </table:table-cell>
          <table:table-cell table:style-name="Table1.A2" office:value-type="string">
            <text:p text:style-name="P8">6 OP.FM3</text:p>
          </table:table-cell>
          <table:table-cell table:style-name="Table1.A2" office:value-type="string">
            <text:p text:style-name="P23">Orange</text:p>
          </table:table-cell>
          <table:table-cell table:style-name="Table1.E2" office:value-type="string">
            <text:p text:style-name="P5">E0</text:p>
          </table:table-cell>
        </table:table-row>
        <table:table-row>
          <table:table-cell table:style-name="Table1.A2" office:value-type="string">
            <text:p text:style-name="P18">6</text:p>
          </table:table-cell>
          <table:table-cell table:style-name="Table1.A2" office:value-type="string">
            <text:p text:style-name="P13">Wave terrain synthesis</text:p>
          </table:table-cell>
          <table:table-cell table:style-name="Table1.A2" office:value-type="string">
            <text:p text:style-name="P9">WAVETRRN</text:p>
          </table:table-cell>
          <table:table-cell table:style-name="Table1.A2" office:value-type="string">
            <text:p text:style-name="P24">Orange</text:p>
          </table:table-cell>
          <table:table-cell table:style-name="Table1.E2" office:value-type="string">
            <text:p text:style-name="P6">F0</text:p>
          </table:table-cell>
        </table:table-row>
        <table:table-row>
          <table:table-cell table:style-name="Table1.A2" office:value-type="string">
            <text:p text:style-name="P17">7</text:p>
          </table:table-cell>
          <table:table-cell table:style-name="Table1.A2" office:value-type="string">
            <text:p text:style-name="P12">String machine</text:p>
          </table:table-cell>
          <table:table-cell table:style-name="Table1.A2" office:value-type="string">
            <text:p text:style-name="P8">STRGMACH</text:p>
          </table:table-cell>
          <table:table-cell table:style-name="Table1.A2" office:value-type="string">
            <text:p text:style-name="P23">Orange</text:p>
          </table:table-cell>
          <table:table-cell table:style-name="Table1.E2" office:value-type="string">
            <text:p text:style-name="P5">F#0</text:p>
          </table:table-cell>
        </table:table-row>
        <table:table-row>
          <table:table-cell table:style-name="Table1.A2" office:value-type="string">
            <text:p text:style-name="P18">8</text:p>
          </table:table-cell>
          <table:table-cell table:style-name="Table1.A2" office:value-type="string">
            <text:p text:style-name="P13">Chiptune</text:p>
          </table:table-cell>
          <table:table-cell table:style-name="Table1.A2" office:value-type="string">
            <text:p text:style-name="P9">CHIPTUNE</text:p>
          </table:table-cell>
          <table:table-cell table:style-name="Table1.A2" office:value-type="string">
            <text:p text:style-name="P24">Orange</text:p>
          </table:table-cell>
          <table:table-cell table:style-name="Table1.E2" office:value-type="string">
            <text:p text:style-name="P6">G0</text:p>
          </table:table-cell>
        </table:table-row>
        <table:table-row>
          <table:table-cell table:style-name="Table1.A2" office:value-type="string">
            <text:p text:style-name="P17">9</text:p>
          </table:table-cell>
          <table:table-cell table:style-name="Table1.A2" office:value-type="string">
            <text:p text:style-name="P12">Pair of classic waveforms</text:p>
          </table:table-cell>
          <table:table-cell table:style-name="Table1.A2" office:value-type="string">
            <text:p text:style-name="P8">DUALWAVE</text:p>
          </table:table-cell>
          <table:table-cell table:style-name="Table1.A2" office:value-type="string">
            <text:p text:style-name="P23">Green</text:p>
          </table:table-cell>
          <table:table-cell table:style-name="Table1.E2" office:value-type="string">
            <text:p text:style-name="P5">G#0</text:p>
          </table:table-cell>
        </table:table-row>
        <table:table-row>
          <table:table-cell table:style-name="Table1.A2" office:value-type="string">
            <text:p text:style-name="P18">10</text:p>
          </table:table-cell>
          <table:table-cell table:style-name="Table1.A2" office:value-type="string">
            <text:p text:style-name="P13">Waveshaping oscillator</text:p>
          </table:table-cell>
          <table:table-cell table:style-name="Table1.A2" office:value-type="string">
            <text:p text:style-name="P9">WAVESHAP</text:p>
          </table:table-cell>
          <table:table-cell table:style-name="Table1.A2" office:value-type="string">
            <text:p text:style-name="P24">Green</text:p>
          </table:table-cell>
          <table:table-cell table:style-name="Table1.E2" office:value-type="string">
            <text:p text:style-name="P6">A0</text:p>
          </table:table-cell>
        </table:table-row>
        <table:table-row>
          <table:table-cell table:style-name="Table1.A2" office:value-type="string">
            <text:p text:style-name="P17">11</text:p>
          </table:table-cell>
          <table:table-cell table:style-name="Table1.A2" office:value-type="string">
            <text:p text:style-name="P12">Two operator FM</text:p>
          </table:table-cell>
          <table:table-cell table:style-name="Table1.A2" office:value-type="string">
            <text:p text:style-name="P8">2 OP.FM</text:p>
          </table:table-cell>
          <table:table-cell table:style-name="Table1.A2" office:value-type="string">
            <text:p text:style-name="P23">Green</text:p>
          </table:table-cell>
          <table:table-cell table:style-name="Table1.E2" office:value-type="string">
            <text:p text:style-name="P5">A#0</text:p>
          </table:table-cell>
        </table:table-row>
        <table:table-row>
          <table:table-cell table:style-name="Table1.A2" office:value-type="string">
            <text:p text:style-name="P18">12</text:p>
          </table:table-cell>
          <table:table-cell table:style-name="Table1.A2" office:value-type="string">
            <text:p text:style-name="P13">Granular formant oscillator</text:p>
          </table:table-cell>
          <table:table-cell table:style-name="Table1.A2" office:value-type="string">
            <text:p text:style-name="P9">GRANFORM</text:p>
          </table:table-cell>
          <table:table-cell table:style-name="Table1.A2" office:value-type="string">
            <text:p text:style-name="P24">Green</text:p>
          </table:table-cell>
          <table:table-cell table:style-name="Table1.E2" office:value-type="string">
            <text:p text:style-name="P6">B0</text:p>
          </table:table-cell>
        </table:table-row>
        <table:table-row>
          <table:table-cell table:style-name="Table1.A2" office:value-type="string">
            <text:p text:style-name="P17">13</text:p>
          </table:table-cell>
          <table:table-cell table:style-name="Table1.A2" office:value-type="string">
            <text:p text:style-name="P12">Harmonic oscillator</text:p>
          </table:table-cell>
          <table:table-cell table:style-name="Table1.A2" office:value-type="string">
            <text:p text:style-name="P8">HARMONIC</text:p>
          </table:table-cell>
          <table:table-cell table:style-name="Table1.A2" office:value-type="string">
            <text:p text:style-name="P23">Green</text:p>
          </table:table-cell>
          <table:table-cell table:style-name="Table1.E2" office:value-type="string">
            <text:p text:style-name="P5">C1</text:p>
          </table:table-cell>
        </table:table-row>
        <table:table-row>
          <table:table-cell table:style-name="Table1.A2" office:value-type="string">
            <text:p text:style-name="P18">14</text:p>
          </table:table-cell>
          <table:table-cell table:style-name="Table1.A2" office:value-type="string">
            <text:p text:style-name="P13">Wavetable oscillator</text:p>
          </table:table-cell>
          <table:table-cell table:style-name="Table1.A2" office:value-type="string">
            <text:p text:style-name="P9">WAVETABL</text:p>
          </table:table-cell>
          <table:table-cell table:style-name="Table1.A2" office:value-type="string">
            <text:p text:style-name="P24">Green</text:p>
          </table:table-cell>
          <table:table-cell table:style-name="Table1.E2" office:value-type="string">
            <text:p text:style-name="P6">C#1</text:p>
          </table:table-cell>
        </table:table-row>
        <table:table-row>
          <table:table-cell table:style-name="Table1.A2" office:value-type="string">
            <text:p text:style-name="P17">15</text:p>
          </table:table-cell>
          <table:table-cell table:style-name="Table1.A2" office:value-type="string">
            <text:p text:style-name="P12">Chords</text:p>
          </table:table-cell>
          <table:table-cell table:style-name="Table1.A2" office:value-type="string">
            <text:p text:style-name="P8">CHORDS</text:p>
          </table:table-cell>
          <table:table-cell table:style-name="Table1.A2" office:value-type="string">
            <text:p text:style-name="P23">Green</text:p>
          </table:table-cell>
          <table:table-cell table:style-name="Table1.E2" office:value-type="string">
            <text:p text:style-name="P5">D1</text:p>
          </table:table-cell>
        </table:table-row>
        <table:table-row>
          <table:table-cell table:style-name="Table1.A2" office:value-type="string">
            <text:p text:style-name="P18">16</text:p>
          </table:table-cell>
          <table:table-cell table:style-name="Table1.A2" office:value-type="string">
            <text:p text:style-name="P13">Vowel and speech synthesis</text:p>
          </table:table-cell>
          <table:table-cell table:style-name="Table1.A2" office:value-type="string">
            <text:p text:style-name="P9">VOWLSPCH</text:p>
          </table:table-cell>
          <table:table-cell table:style-name="Table1.A2" office:value-type="string">
            <text:p text:style-name="P24">Green</text:p>
          </table:table-cell>
          <table:table-cell table:style-name="Table1.E2" office:value-type="string">
            <text:p text:style-name="P6">D#1</text:p>
          </table:table-cell>
        </table:table-row>
        <table:table-row>
          <table:table-cell table:style-name="Table1.A2" office:value-type="string">
            <text:p text:style-name="P17">17</text:p>
          </table:table-cell>
          <table:table-cell table:style-name="Table1.A2" office:value-type="string">
            <text:p text:style-name="P12">Granular cloud</text:p>
          </table:table-cell>
          <table:table-cell table:style-name="Table1.A2" office:value-type="string">
            <text:p text:style-name="P8">GR.CLOUD</text:p>
          </table:table-cell>
          <table:table-cell table:style-name="Table1.A2" office:value-type="string">
            <text:p text:style-name="P23">Red</text:p>
          </table:table-cell>
          <table:table-cell table:style-name="Table1.E2" office:value-type="string">
            <text:p text:style-name="P5">E1</text:p>
          </table:table-cell>
        </table:table-row>
        <table:table-row>
          <table:table-cell table:style-name="Table1.A2" office:value-type="string">
            <text:p text:style-name="P18">18</text:p>
          </table:table-cell>
          <table:table-cell table:style-name="Table1.A2" office:value-type="string">
            <text:p text:style-name="P13">Filtered noise</text:p>
          </table:table-cell>
          <table:table-cell table:style-name="Table1.A2" office:value-type="string">
            <text:p text:style-name="P9">FLT.NOIS</text:p>
          </table:table-cell>
          <table:table-cell table:style-name="Table1.A2" office:value-type="string">
            <text:p text:style-name="P24">Red</text:p>
          </table:table-cell>
          <table:table-cell table:style-name="Table1.E2" office:value-type="string">
            <text:p text:style-name="P6">F1</text:p>
          </table:table-cell>
        </table:table-row>
        <table:table-row>
          <table:table-cell table:style-name="Table1.A2" office:value-type="string">
            <text:p text:style-name="P17">19</text:p>
          </table:table-cell>
          <table:table-cell table:style-name="Table1.A2" office:value-type="string">
            <text:p text:style-name="P12">Particle noise</text:p>
          </table:table-cell>
          <table:table-cell table:style-name="Table1.A2" office:value-type="string">
            <text:p text:style-name="P8">PRT.NOIS</text:p>
          </table:table-cell>
          <table:table-cell table:style-name="Table1.A2" office:value-type="string">
            <text:p text:style-name="P23">Red</text:p>
          </table:table-cell>
          <table:table-cell table:style-name="Table1.E2" office:value-type="string">
            <text:p text:style-name="P5">F#1</text:p>
          </table:table-cell>
        </table:table-row>
        <table:table-row>
          <table:table-cell table:style-name="Table1.A2" office:value-type="string">
            <text:p text:style-name="P18">20</text:p>
          </table:table-cell>
          <table:table-cell table:style-name="Table1.A2" office:value-type="string">
            <text:p text:style-name="P13">Inharmonic string modeling</text:p>
          </table:table-cell>
          <table:table-cell table:style-name="Table1.A2" office:value-type="string">
            <text:p text:style-name="P9">STG.MODL</text:p>
          </table:table-cell>
          <table:table-cell table:style-name="Table1.A2" office:value-type="string">
            <text:p text:style-name="P24">Red</text:p>
          </table:table-cell>
          <table:table-cell table:style-name="Table1.E2" office:value-type="string">
            <text:p text:style-name="P6">G1</text:p>
          </table:table-cell>
        </table:table-row>
        <table:table-row>
          <table:table-cell table:style-name="Table1.A2" office:value-type="string">
            <text:p text:style-name="P17">21</text:p>
          </table:table-cell>
          <table:table-cell table:style-name="Table1.A2" office:value-type="string">
            <text:p text:style-name="P12">Modal resonator</text:p>
          </table:table-cell>
          <table:table-cell table:style-name="Table1.A2" office:value-type="string">
            <text:p text:style-name="P8">MODALRES</text:p>
          </table:table-cell>
          <table:table-cell table:style-name="Table1.A2" office:value-type="string">
            <text:p text:style-name="P23">Red</text:p>
          </table:table-cell>
          <table:table-cell table:style-name="Table1.E2" office:value-type="string">
            <text:p text:style-name="P5">G#1</text:p>
          </table:table-cell>
        </table:table-row>
        <table:table-row>
          <table:table-cell table:style-name="Table1.A2" office:value-type="string">
            <text:p text:style-name="P18">22</text:p>
          </table:table-cell>
          <table:table-cell table:style-name="Table1.A2" office:value-type="string">
            <text:p text:style-name="P13">Analog bass drum</text:p>
          </table:table-cell>
          <table:table-cell table:style-name="Table1.A2" office:value-type="string">
            <text:p text:style-name="P9">BASSDRUM</text:p>
          </table:table-cell>
          <table:table-cell table:style-name="Table1.A2" office:value-type="string">
            <text:p text:style-name="P24">Red</text:p>
          </table:table-cell>
          <table:table-cell table:style-name="Table1.E2" office:value-type="string">
            <text:p text:style-name="P6">A1</text:p>
          </table:table-cell>
        </table:table-row>
        <table:table-row>
          <table:table-cell table:style-name="Table1.A2" office:value-type="string">
            <text:p text:style-name="P17">23</text:p>
          </table:table-cell>
          <table:table-cell table:style-name="Table1.A2" office:value-type="string">
            <text:p text:style-name="P12">Analog snare drum</text:p>
          </table:table-cell>
          <table:table-cell table:style-name="Table1.A2" office:value-type="string">
            <text:p text:style-name="P8">SNARDRUM</text:p>
          </table:table-cell>
          <table:table-cell table:style-name="Table1.A2" office:value-type="string">
            <text:p text:style-name="P23">Red</text:p>
          </table:table-cell>
          <table:table-cell table:style-name="Table1.E2" office:value-type="string">
            <text:p text:style-name="P5">A#1</text:p>
          </table:table-cell>
        </table:table-row>
        <table:table-row>
          <table:table-cell table:style-name="Table1.A2" office:value-type="string">
            <text:p text:style-name="P18">24</text:p>
          </table:table-cell>
          <table:table-cell table:style-name="Table1.A2" office:value-type="string">
            <text:p text:style-name="P13">Analog hi-hat</text:p>
          </table:table-cell>
          <table:table-cell table:style-name="Table1.A2" office:value-type="string">
            <text:p text:style-name="P9">HI-HAT</text:p>
          </table:table-cell>
          <table:table-cell table:style-name="Table1.A2" office:value-type="string">
            <text:p text:style-name="P24">Red</text:p>
          </table:table-cell>
          <table:table-cell table:style-name="Table1.E2" office:value-type="string">
            <text:p text:style-name="P6">B1</text:p>
          </table:table-cell>
        </table:table-row>
      </table:table>
      <text:list text:continue-numbering="true" text:style-name="L9">
        <text:list-header>
          <text:p text:style-name="P108"><text:span text:style-name="T9"/></text:p>
          <text:p text:style-name="P102">Synthesis models can also be selected directly using the context menu (see below).</text:p>
          <text:p text:style-name="P103">Depending on the selected model, the module controls change different parameters.</text:p>
          <text:p text:style-name="P87"><text:span text:style-name="T8">For a detailed explanation of the specific models and how the controls behave </text:span><text:span text:style-name="T11">when they are selected</text:span><text:span text:style-name="T8">, </text:span><text:span text:style-name="T11">please refer to the original “Plaits” manual and its 1.2 firmware addendum.</text:span></text:p>
          <text:p text:style-name="P88"><text:span text:style-name="T8">Plaits manual </text:span><text:span text:style-name="T21">(covers Pitched and Noise/percussive models)</text:span><text:span text:style-name="T8">: </text:span><text:a xlink:type="simple" xlink:href="https://pichenettes.github.io/mutable-instruments-documentation/modules/plaits/manual/" text:style-name="Internet_20_link" text:visited-style-name="Visited_20_Internet_20_Link"><text:span text:style-name="T8">https://pichenettes.github.io/mutable-instruments-documentation/modules/plaits/manual/</text:span></text:a></text:p>
          <text:p text:style-name="P88"><text:span text:style-name="T8">Plaits firmware addendum </text:span><text:span text:style-name="T21">(including New synthesis models manual)</text:span><text:span text:style-name="T8">: <text:line-break/></text:span><text:a xlink:type="simple" xlink:href="https://pichenettes.github.io/mutable-instruments-documentation/modules/plaits/firmware/" text:style-name="Internet_20_link" text:visited-style-name="Visited_20_Internet_20_Link"><text:span text:style-name="T8">https://pichenettes.github.io/mutable-instruments-documentation/modules/plaits/firmware/</text:span></text:a></text:p>
        </text:list-header>
        <text:list-item>
          <text:p text:style-name="P89"><text:soft-page-break/><text:span text:style-name="T47">FREQUENCY</text:span><text:span text:style-name="T16"> (coarse)</text:span><text:span text:style-name="T8">: </text:span><text:span text:style-name="T12">its range can be adjusted using the “Frequency mode” item in the context menu. By default it is eight octaves (C0-C8). </text:span><text:span text:style-name="T13">It also offers “Octaves” </text:span><text:span text:style-name="T16">and “LFO”</text:span><text:span text:style-name="T13"> mode</text:span><text:span text:style-name="T16">s</text:span><text:span text:style-name="T13">.</text:span></text:p>
        </text:list-item>
        <text:list-item>
          <text:p text:style-name="P90">F<text:span text:style-name="T47">REQUENCY ROOT</text:span>:<text:span text:style-name="T8"> when “Octaves” is selected as the “Frequency mode” this knob controls the root note.</text:span></text:p>
        </text:list-item>
        <text:list-item>
          <text:p text:style-name="P90">H<text:span text:style-name="T47">ARMONICS</text:span>:<text:span text:style-name="T8"> model dependent tone control. In general </text:span><text:span text:style-name="T14">it</text:span><text:span text:style-name="T8"> controls the frequency spread in the tone.</text:span></text:p>
        </text:list-item>
        <text:list-item>
          <text:p text:style-name="P90">T<text:span text:style-name="T47">IMBRE</text:span>:<text:span text:style-name="T8"> model dependent tone control. </text:span><text:span text:style-name="T14">In general it controls the “darkness” of the tone.</text:span></text:p>
        </text:list-item>
        <text:list-item>
          <text:p text:style-name="P91">Attenuverters<text:span text:style-name="T8"> for the </text:span>T<text:span text:style-name="T47">IMBRE</text:span><text:span text:style-name="T8">, </text:span>FM<text:span text:style-name="T8"> and </text:span>M<text:span text:style-name="T47">ORPH</text:span><text:span text:style-name="T8"> CV inputs. When the </text:span>T<text:span text:style-name="T47">RIGGER</text:span><text:span text:style-name="T8"> (3) input is patched and the corresponding CV is left unpatched, the attenuverter</text:span><text:span text:style-name="T20">s</text:span><text:span text:style-name="T8"> adjust the modulation amount from the internal decaying envelope generator. So… be warned, if you disconnect a CV input and the </text:span>T<text:span text:style-name="T47">RIGGER</text:span><text:span text:style-name="T8"> (3) patched, any attenuverter value other than “0” will allow the internal envelope to take over.</text:span></text:p>
        </text:list-item>
        <text:list-item>
          <text:p text:style-name="P91">L<text:span text:style-name="T47">OW PASS GATE RESPONSE</text:span>:<text:span text:style-name="T8"> controls the response of the internal low pass gate from VCFA (counter clockwise) to VCA (clockwise).</text:span></text:p>
        </text:list-item>
        <text:list-item>
          <text:p text:style-name="P91">L<text:span text:style-name="T47">OW PASS GATE DECAY</text:span>:<text:span text:style-name="T8"> adjusts the ringing time of the internal low pass gate and the decay time of the internal envelope.</text:span></text:p>
        </text:list-item>
        <text:list-item>
          <text:p text:style-name="P109"><text:span text:style-name="T39">M</text:span><text:span text:style-name="T41">ORPH</text:span><text:span text:style-name="T39">: </text:span><text:span text:style-name="T13">model dependent tone control. </text:span><text:span text:style-name="T14">In general it controls lateral timbral variations.</text:span></text:p>
        </text:list-item>
      </text:list>
      <text:p text:style-name="Horizontal_20_Line"/>
      <text:h text:style-name="Heading_20_4" text:outline-level="4"><text:bookmark-start text:name="__RefHeading___Toc852_2590220581"/><text:span text:style-name="T14">I</text:span><text:span text:style-name="T8">nputs and outputs</text:span><text:bookmark-end text:name="__RefHeading___Toc852_2590220581"/></text:h>
      <text:list xml:id="list1305127808" text:style-name="L10">
        <text:list-item>
          <text:p text:style-name="P92">M<text:span text:style-name="T47">ODEL</text:span> selection CV:<text:span text:style-name="T8"> </text:span><text:span text:style-name="T15">this input has two modes of operation that depend on your context menu selection:</text:span></text:p>
        </text:list-item>
      </text:list>
      <text:list text:style-name="L11">
        <text:list-item>
          <text:list>
            <text:list-item>
              <text:p text:style-name="P110"><text:span text:style-name="T40">C0 model modulation (monophonic)</text:span><text:span text:style-name="T15"> unchecked (default): when the input is patched, two or more LEDs (depending on polyphony) light up. The blinking LED indicates the central value (the selected model) while the steady LEDs indicate the currently active one for each polyphonic channel. The input voltage functions as an offset to the currently selected central value: negative voltage</text:span><text:span text:style-name="T16">s</text:span><text:span text:style-name="T15"> decrease it and positive voltage</text:span><text:span text:style-name="T16">s</text:span><text:span text:style-name="T15"> increase it. This behavior is the closest to the original “Plaits” with the addition of polyphony.</text:span></text:p>
            </text:list-item>
            <text:list-item>
              <text:p text:style-name="P110"><text:span text:style-name="T40">C0 model modulation (monophonic)</text:span><text:span text:style-name="T15"> checked: when the input is patched, </text:span><text:span text:style-name="T17">the</text:span><text:span text:style-name="T15"> notes C0 </text:span><text:span text:style-name="T17">to </text:span><text:span text:style-name="T15">B1 select the current model. </text:span><text:span text:style-name="T17">Selection is absolute and not influenced by the manually selected model.</text:span></text:p>
            </text:list-item>
          </text:list>
        </text:list-item>
      </text:list>
      <text:list text:continue-list="list1305127808" text:style-name="L10">
        <text:list-header>
          <text:p text:style-name="P104"><text:soft-page-break/>In both modes the display updates, by default, to reflect the currently active model for the first, if polyphonic, or only channel connected to the input. This behavior can be disabled in the context menu (see below).</text:p>
        </text:list-header>
        <text:list-item>
          <text:p text:style-name="P93">CV Inputs<text:span text:style-name="T8"> for the </text:span>T<text:span text:style-name="T47">IMBRE</text:span><text:span text:style-name="T8">, </text:span>FM<text:span text:style-name="T8"> and </text:span>M<text:span text:style-name="T47">ORPH</text:span><text:span text:style-name="T8"> parameters.</text:span></text:p>
        </text:list-item>
        <text:list-item>
          <text:p text:style-name="P93">T<text:span text:style-name="T47">RIGGER</text:span>:<text:span text:style-name="T8"> serves four different purposes:</text:span></text:p>
        </text:list-item>
      </text:list>
      <text:list text:style-name="L12">
        <text:list-item>
          <text:list>
            <text:list-item>
              <text:p text:style-name="P105">Triggers the internal decaying envelope generator.</text:p>
            </text:list-item>
            <text:list-item>
              <text:p text:style-name="P105">Excites the physical and percussive models.</text:p>
            </text:list-item>
            <text:list-item>
              <text:p text:style-name="P94"><text:span text:style-name="T8">If the </text:span>L<text:span text:style-name="T47">EVEL</text:span> <text:span text:style-name="T8">input (4) is not patched, it strikes the internal low-pass gate.</text:span></text:p>
            </text:list-item>
            <text:list-item>
              <text:p text:style-name="P94"><text:span text:style-name="T8">Samples and holds the value of the </text:span>M<text:span text:style-name="T47">ODEL</text:span> CV input<text:span text:style-name="T8"> </text:span><text:span text:style-name="T21">(1)</text:span><text:span text:style-name="T8">.</text:span></text:p>
            </text:list-item>
          </text:list>
        </text:list-item>
      </text:list>
      <text:list text:style-name="L13">
        <text:list-item>
          <text:p text:style-name="P95">LEVEL:<text:span text:style-name="T8"> opens the internal low pass gate; it also acts as an accent control when triggering physical or percussive models.</text:span></text:p>
        </text:list-item>
        <text:list-item>
          <text:p text:style-name="P95">V/Oct: <text:span text:style-name="T8">controls the fundamental frequency of the produced sound, from -3 to +7 octaves relative to the root note set by the </text:span>FREQUENCY<text:span text:style-name="T8"> (B) knob.</text:span></text:p>
        </text:list-item>
        <text:list-item>
          <text:p text:style-name="P95">CV Input<text:span text:style-name="T8"> for the </text:span>HARMONICS<text:span text:style-name="T8"> </text:span><text:span text:style-name="T21">(D)</text:span><text:span text:style-name="T8"> parameter.</text:span></text:p>
        </text:list-item>
        <text:list-item>
          <text:p text:style-name="P95">OUT:<text:span text:style-name="T8"> main output signal (model dependent).</text:span></text:p>
        </text:list-item>
        <text:list-item>
          <text:p text:style-name="P95">AUX:<text:span text:style-name="T8"> carries a variant or by-product dependent on the </text:span><text:span text:style-name="T49">OUT</text:span><text:span text:style-name="T21"> (7)</text:span><text:span text:style-name="T8"> output signal (model dependent).</text:span></text:p>
        </text:list-item>
      </text:list>
      <text:p text:style-name="Horizontal_20_Line"/>
      <text:h text:style-name="P72" text:outline-level="3"/>
      <text:h text:style-name="P73" text:outline-level="3"><text:bookmark-start text:name="__RefHeading___Toc941_2590220581"/>The context menu<text:bookmark-end text:name="__RefHeading___Toc941_2590220581"/></text:h>
      <text:p text:style-name="P16"><draw:frame draw:style-name="fr3" draw:name="Image4" text:anchor-type="char" svg:width="6.456cm" svg:height="6.165cm" draw:z-index="19"><draw:image xlink:href="Pictures/10000000000000F4000000E9956F6F6A.png" xlink:type="simple" xlink:show="embed" xlink:actuate="onLoad" draw:mime-type="image/png"/></draw:frame></text:p>
      <text:p text:style-name="P16"/>
      <text:p text:style-name="P16"><text:line-break/><text:line-break/><text:line-break/><text:line-break/><text:line-break/></text:p>
      <text:p text:style-name="P31"><text:line-break/><text:line-break/><text:line-break/>The Funes context menu offers the standard VCV Rack standard context menu with several additions:</text:p>
      <text:list text:style-name="L14">
        <text:list-item>
          <text:p text:style-name="P111"><text:span text:style-name="T42">Low CPU (disable resampling):</text:span><text:span text:style-name="T18"> if your computer is struggling enabling this will save some CPU at the expense of sound quality.</text:span></text:p>
        </text:list-item>
        <text:list-item>
          <text:p text:style-name="P111"><text:span text:style-name="T42">Frequency mode:</text:span><text:span text:style-name="T18"> sets the mode for the </text:span><text:span text:style-name="T42">FREQUENCY</text:span><text:span text:style-name="T18"> (B) knob.</text:span></text:p>
        </text:list-item>
        <text:list-item>
          <text:p text:style-name="P111"><text:span text:style-name="T42">Reset custom data for the current engine:</text:span><text:span text:style-name="T18"> some of the models </text:span><text:span text:style-name="T23">in</text:span><text:span text:style-name="T18"> the “New synthesis models” bank allow </text:span><text:span text:style-name="T23">the</text:span><text:span text:style-name="T18"> use of custom data. This menu option clears it and loads the built-in default.</text:span></text:p>
        </text:list-item>
        <text:list-item>
          <text:p text:style-name="P111"><text:span text:style-name="T42">Load custom data for current engine:</text:span><text:span text:style-name="T18"> </text:span><text:span text:style-name="T17">loads custom data for one of the following </text:span><text:span text:style-name="T21">model</text:span><text:span text:style-name="T17">s:</text:span></text:p>
        </text:list-item>
      </text:list>
      <text:list text:style-name="L15">
        <text:list-item>
          <text:list>
            <text:list-item>
              <text:p text:style-name="P96"><text:span text:style-name="T17">6-operator FM </text:span><text:span text:style-name="T21">models</text:span><text:span text:style-name="T17">.</text:span></text:p>
            </text:list-item>
            <text:list-item>
              <text:p text:style-name="P106">Wave terrain synthesis.</text:p>
            </text:list-item>
            <text:list-item>
              <text:p text:style-name="P106">Wavetable synthesis.</text:p>
            </text:list-item>
          </text:list>
        </text:list-item>
      </text:list>
      <text:p text:style-name="P33">Data must be prepared as a .bin file using the editor available here:</text:p>
      <text:p text:style-name="P26"><text:a xlink:type="simple" xlink:href="https://github.com/tobiza/Plaits-Editor/tree/8190119e5c0e06b495e46eef62d8ed5ce874b53b" text:style-name="Internet_20_link" text:visited-style-name="Visited_20_Internet_20_Link"><text:span text:style-name="T8">https://github.com/tobiza/Plaits-Editor/tree/8190119e5c0e06b495e46eef62d8ed5ce874b53b</text:span></text:a></text:p>
      <text:p text:style-name="P27"><text:span text:style-name="T8">In order to use the editor you need to download the code and run it locally in your web browser </text:span><text:span text:style-name="T21">(tested with Firefox)</text:span><text:span text:style-name="T8">.</text:span></text:p>
      <text:list text:style-name="L16">
        <text:list-item>
          <text:p text:style-name="P97">Pitched models, Noise/percussive models and New synthesis models:<text:span text:style-name="T8"> the items in the sub-menus directly select </text:span><text:span text:style-name="T21">a</text:span><text:span text:style-name="T22">n</text:span><text:span text:style-name="T8"> specific synthesis model.</text:span></text:p>
        </text:list-item>
        <text:list-item>
          <text:p text:style-name="P97"><text:soft-page-break/>Display follows modulated model:<text:span text:style-name="T8"> when enabled, the LED display changes to reflect the model currently selected by the voltage present in the </text:span>MODEL CV input<text:span text:style-name="T8"> </text:span><text:span text:style-name="T21">(1)</text:span><text:span text:style-name="T8">. If you want the display to </text:span><text:span text:style-name="T21">only </text:span><text:span text:style-name="T8">reflect the model </text:span><text:span text:style-name="T24">selected using the knob</text:span><text:span text:style-name="T8"> or don’t like the effect, disable this option. Enabled by default.</text:span></text:p>
        </text:list-item>
        <text:list-item>
          <text:p text:style-name="P97">C0 model modulation (monophonic): <text:span text:style-name="T8">when enabled, the selected model is changed by sending note voltage values to the </text:span>MODEL<text:span text:style-name="T8"> CV input. Selection is absolute. This disables the default Plaits-like behavior and is monophonic only. </text:span><text:span text:style-name="T19">Disabled by default.</text:span></text:p>
        </text:list-item>
      </text:list>
      <text:h text:style-name="P67" text:outline-level="1"><text:bookmark-start text:name="__RefHeading___Toc1058_2590220581"/><text:span text:style-name="T19">A</text:span><text:span text:style-name="T8">cknowledgments </text:span><text:span text:style-name="T20">&amp; thanks</text:span><text:bookmark-end text:name="__RefHeading___Toc1058_2590220581"/></text:h>
      <text:p text:style-name="P34">Mutable Instruments for designing such wonderful modules.</text:p>
      <text:p text:style-name="P34">Tobi for the work on getting the 1.2 Plaits firmware in VCV Rack.</text:p>
      <text:p text:style-name="P40">Hemmer for the work on getting Peaks working in VCV Rack.</text:p>
      <text:p text:style-name="P35">jpnielsen for helping with builds.</text:p>
      <text:p text:style-name="P36">VCV Rack, MindMeld, Venom and Sapphire modules and their authors whose sources inspired the solutions for some of the graphical effects present in the Sanguine Modules plugins.</text:p>
      <text:p text:style-name="P34">Everyone in the VCV Rack forum who got excited with my first “Funes” release.</text:p>
      <text:p text:style-name="P39">Christy Marx for making me laugh, to this day, whenever I look at the Conquests of Camelot manual cover (and, in turn, inspiring the cover for this one).</text:p>
      <text:h text:style-name="P67" text:outline-level="1"><text:bookmark-start text:name="__RefHeading___Toc2986_581465276"/>Contact<text:bookmark-end text:name="__RefHeading___Toc2986_581465276"/></text:h>
      <text:p text:style-name="Text_20_body">Found a bug? Have a suggestion? A fix?</text:p>
      <text:p text:style-name="Text_20_body">Please use the <text:span text:style-name="T51">issues section at</text:span></text:p>
      <text:p text:style-name="Text_20_body"><text:a xlink:type="simple" xlink:href="https://github.com/Bloodbat/SanguineMutants/" text:style-name="Internet_20_link" text:visited-style-name="Visited_20_Internet_20_Link">https://github.com/Bloodbat/SanguineMutants/</text:a></text:p>
      <text:h text:style-name="Heading_20_1" text:outline-level="1"><text:bookmark-start text:name="__RefHeading___Toc1235_3029126145"/>Disclaimer<text:bookmark-end text:name="__RefHeading___Toc1235_3029126145"/></text:h>
      <text:p text:style-name="P14">This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44">Slight discrepancies between the images on the package, this manual and the final plugin are possible and should not affect functionality in any way.</text:p>
      <text:h text:style-name="P67" text:outline-level="1"><text:bookmark-start text:name="__RefHeading___Toc1060_2590220581"/><text:span text:style-name="T19">L</text:span><text:span text:style-name="T8">icenses </text:span><text:span text:style-name="T19">&amp; Copyright</text:span><text:span text:style-name="T21">s</text:span><text:bookmark-end text:name="__RefHeading___Toc1060_2590220581"/></text:h>
      <text:p text:style-name="P37">Sanguine Modules; Sanguine Modules Mutants; Sanguine Modules Monsters, and their respective logos, branding and indications are copyright © 2024 Bloodbat / La Serpiente y la Rosa Producciones.</text:p>
      <text:p text:style-name="P37">Mutable Instruments is a registered trademark.</text:p>
      <text:p text:style-name="P37">This manual is © Bloodbat and licensed under CC BY-NC 4.0. Non-commercial use is allowed with appropriate credit and indication of the original license.</text:p>
      <text:p text:style-name="P14"><text:span text:style-name="T8">This </text:span><text:span text:style-name="T19">plugin</text:span><text:span text:style-name="T8"> is free software: you can redistribute it and/or modify it under the terms of the GNU General Public License as published by the Free Software Foundation, either version 3 of the License, or (at your option) any later version.</text:span></text:p>
      <text:p text:style-name="P38">The panel graphics and logos in the res/ folder are copyright © Bloodbat and licensed under CC BY-NC 4.0. Non-commercial use is allowed with appropriate credit and indication of the original license.</text:p>
      <text:p text:style-name="P14"><text:span text:style-name="T8">The component graphics in the </text:span><text:span text:style-name="Source_20_Text"><text:span text:style-name="T8">res/components/</text:span></text:span><text:span text:style-name="T8"> directory are copyright © VCV, modified by Bloodbat and licensed under CC BY-NC 4.0. Non-commercial use is allowed with appropriate credit and indication of the original license. </text:span></text:p>
      <text:p text:style-name="P14">Dependencies included in the binary distribut<text:span text:style-name="T50">ion</text:span> may have other licenses. See LICENSE-dist.txt for a full list.</text:p>
      <text:p text:style-name="Text_20_body"><draw:frame draw:style-name="fr1" draw:name="Frame2" text:anchor-type="char" draw:z-index="21"><draw:text-box fo:min-height="0.499cm" fo:min-width="2cm"><text:p text:style-name="P10">Copyright <text:span text:style-name="T8">© </text:span>2024 Bloodbat / La Serpiente y la Rosa Producciones.</text:p></draw:text-box></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solid" draw:fill-color="#000000" draw:gradient-step-count="0"/>
      <style:paragraph-properties fo:margin-left="0cm" fo:text-indent="0cm" style:auto-text-indent="false" fo:background-color="#000000" text:number-lines="false" text:line-number="0"/>
      <style:text-properties fo:color="#ffffff" loext:opacity="100%"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solid" draw:fill-color="#000000" draw:gradient-step-count="0"/>
      <style:paragraph-properties fo:margin-top="0.423cm" fo:margin-bottom="0.212cm" style:contextual-spacing="false" style:page-number="auto" fo:background-color="#000000">
        <style:tab-stops/>
      </style:paragraph-properties>
      <style:text-properties fo:color="#ffffff" loext:opacity="100%"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loext:graphic-properties draw:fill="solid" draw:fill-color="#520000"/>
      <style:paragraph-properties fo:margin-top="0.353cm" fo:margin-bottom="0.212cm" style:contextual-spacing="false" fo:background-color="#520000"/>
      <style:text-properties fo:color="#ffffff" loext:opacity="100%"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style:text-properties fo:font-weight="normal"/>
    </style:style>
    <style:style style:name="List_20_Contents" style:display-name="List Contents" style:family="paragraph" style:parent-style-name="Standard" style:class="html">
      <style:paragraph-properties fo:margin-left="1cm"/>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master-page-name="">
      <loext:graphic-properties draw:fill="none" draw:fill-color="#e6a8ff"/>
      <style:paragraph-properties fo:margin-left="1.499cm" fo:margin-right="1.499cm" fo:margin-top="0cm" fo:margin-bottom="0.499cm" style:contextual-spacing="false" fo:text-align="center" style:justify-single-word="false" style:page-number="auto" fo:background-color="transparent" style:border-line-width-bottom="0.002cm 0.004cm 0.002cm" fo:padding="0cm" fo:border-left="none" fo:border-right="none" fo:border-top="none" fo:border-bottom="0.2pt double #808080" text:number-lines="false" text:line-number="0" style:join-border="false">
        <style:tab-stops/>
      </style:paragraph-properties>
      <style:text-properties fo:color="#21002e" loext:opacity="100%"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6.09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iberation Sans" fo:font-family="'Liberation Sans'" style:font-family-generic="swiss" style:font-pitch="variable"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style style:name="Mfr1" style:family="graphic" style:parent-style-name="Graphics">
      <style:graphic-properties style:horizontal-pos="outside"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fo:background-color="#000000"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000000"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000000" draw:opacity="100%"/>
    </style:style>
  </office:automatic-styles>
  <office:master-styles>
    <style:master-page style:name="Standard" style:page-layout-name="Mpm1" draw:style-name="Mdp1">
      <style:header>
        <text:p text:style-name="Header"><draw:frame draw:style-name="Mfr1" draw:name="Image5" text:anchor-type="char" svg:width="0.48cm" svg:height="0.48cm" draw:z-index="14"><draw:image xlink:href="Pictures/1003E633000001D9000001D956E04AB9.svg" xlink:type="simple" xlink:show="embed" xlink:actuate="onLoad" draw:mime-type="image/svg+xml"/><draw:image xlink:href="Pictures/1000000100000012000000125162FE12.png" xlink:type="simple" xlink:show="embed" xlink:actuate="onLoad" draw:mime-type="image/png"/></draw:frame></text:p>
      </style:header>
      <style:footer>
        <text:p text:style-name="MP1"><text:bookmark-start text:name="PageNumWizard_FOOTER_Default Page Style1 Copy 6"/><text:page-number text:select-page="current">15</text:page-number><text:bookmark-end text:name="PageNumWizard_FOOTER_Default Page Style1 Copy 6"/></text:p>
      </style:footer>
      <style:footer-left>
        <text:p text:style-name="MP2"><text:bookmark-start text:name="PageNumWizard_FOOTER_Default Page Style2"/><text:page-number text:select-page="current">14</text:page-number><text:bookmark-end text:name="PageNumWizard_FOOTER_Default Page Style2"/></text:p>
      </style:footer-left>
    </style:master-page>
    <style:master-page style:name="First_20_Page" style:display-name="First Page" style:page-layout-name="Mpm2" draw:style-name="Mdp2" style:next-style-name="Standard"/>
    <style:master-page style:name="Index" style:page-layout-name="Mpm3" draw:style-name="Mdp1"/>
    <style:master-page style:name="Footnote" style:page-layout-name="Mpm4" draw:style-name="Mdp1"/>
    <style:master-page style:name="Endnote" style:page-layout-name="Mpm4"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ntonio Ramírez</meta:initial-creator>
    <meta:creation-date>2024-05-02T11:34:13.536000000</meta:creation-date>
    <dc:date>2024-05-14T14:25:10.518000000</dc:date>
    <dc:creator>Antonio Ramírez</dc:creator>
    <meta:editing-duration>PT4H34M54S</meta:editing-duration>
    <meta:editing-cycles>32</meta:editing-cycles>
    <meta:generator>LibreOffice/24.2.3.2$Windows_X86_64 LibreOffice_project/433d9c2ded56988e8a90e6b2e771ee4e6a5ab2ba</meta:generator>
    <meta:print-date>2024-05-14T14:25:01.974000000</meta:print-date>
    <meta:printed-by>PDF files: Antonio Ramírez</meta:printed-by>
    <meta:document-statistic meta:table-count="2" meta:image-count="9" meta:object-count="0" meta:page-count="17" meta:paragraph-count="310" meta:word-count="2922" meta:character-count="17784" meta:non-whitespace-character-count="15149"/>
  </office:meta>
</office:document-meta>
</file>